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_results_bubble_1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0" calcext:value-type="float">
            <text:p>0</text:p>
          </table:table-cell>
          <table:table-cell table:formula="of:=SUM([.G1:.K1])/[.F1]" office:value-type="float" office:value="35.876" calcext:value-type="float">
            <text:p>35.876</text:p>
          </table:table-cell>
          <table:table-cell table:number-columns-repeated="2"/>
          <table:table-cell table:formula="of:=COUNT([.G1:.K1])" office:value-type="float" office:value="1" calcext:value-type="float">
            <text:p>1</text:p>
          </table:table-cell>
          <table:table-cell office:value-type="float" office:value="35.876" calcext:value-type="float">
            <text:p>35.876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" calcext:value-type="float">
            <text:p>5</text:p>
          </table:table-cell>
          <table:table-cell table:formula="of:=SUM([.G2:.K2])/[.F2]" office:value-type="float" office:value="36.046" calcext:value-type="float">
            <text:p>36.046</text:p>
          </table:table-cell>
          <table:table-cell table:number-columns-repeated="2"/>
          <table:table-cell table:formula="of:=COUNT([.G2:.K2])" office:value-type="float" office:value="1" calcext:value-type="float">
            <text:p>1</text:p>
          </table:table-cell>
          <table:table-cell office:value-type="float" office:value="36.046" calcext:value-type="float">
            <text:p>36.046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SUM([.G3:.K3])/[.F3]" office:value-type="float" office:value="36.072" calcext:value-type="float">
            <text:p>36.072</text:p>
          </table:table-cell>
          <table:table-cell table:number-columns-repeated="2"/>
          <table:table-cell table:formula="of:=COUNT([.G3:.K3])" office:value-type="float" office:value="1" calcext:value-type="float">
            <text:p>1</text:p>
          </table:table-cell>
          <table:table-cell office:value-type="float" office:value="36.072" calcext:value-type="float">
            <text:p>36.072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20" calcext:value-type="float">
            <text:p>20</text:p>
          </table:table-cell>
          <table:table-cell table:formula="of:=SUM([.G4:.K4])/[.F4]" office:value-type="float" office:value="36.373" calcext:value-type="float">
            <text:p>36.373</text:p>
          </table:table-cell>
          <table:table-cell table:number-columns-repeated="2"/>
          <table:table-cell table:formula="of:=COUNT([.G4:.K4])" office:value-type="float" office:value="1" calcext:value-type="float">
            <text:p>1</text:p>
          </table:table-cell>
          <table:table-cell office:value-type="float" office:value="36.373" calcext:value-type="float">
            <text:p>36.373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30" calcext:value-type="float">
            <text:p>30</text:p>
          </table:table-cell>
          <table:table-cell table:formula="of:=SUM([.G5:.K5])/[.F5]" office:value-type="float" office:value="36.673" calcext:value-type="float">
            <text:p>36.673</text:p>
          </table:table-cell>
          <table:table-cell table:number-columns-repeated="2"/>
          <table:table-cell table:formula="of:=COUNT([.G5:.K5])" office:value-type="float" office:value="1" calcext:value-type="float">
            <text:p>1</text:p>
          </table:table-cell>
          <table:table-cell office:value-type="float" office:value="36.673" calcext:value-type="float">
            <text:p>36.673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40" calcext:value-type="float">
            <text:p>40</text:p>
          </table:table-cell>
          <table:table-cell table:formula="of:=SUM([.G6:.K6])/[.F6]" office:value-type="float" office:value="37.405" calcext:value-type="float">
            <text:p>37.405</text:p>
          </table:table-cell>
          <table:table-cell table:number-columns-repeated="2"/>
          <table:table-cell table:formula="of:=COUNT([.G6:.K6])" office:value-type="float" office:value="1" calcext:value-type="float">
            <text:p>1</text:p>
          </table:table-cell>
          <table:table-cell office:value-type="float" office:value="37.405" calcext:value-type="float">
            <text:p>37.405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SUM([.G7:.K7])/[.F7]" office:value-type="float" office:value="39.013" calcext:value-type="float">
            <text:p>39.013</text:p>
          </table:table-cell>
          <table:table-cell table:number-columns-repeated="2"/>
          <table:table-cell table:formula="of:=COUNT([.G7:.K7])" office:value-type="float" office:value="1" calcext:value-type="float">
            <text:p>1</text:p>
          </table:table-cell>
          <table:table-cell office:value-type="float" office:value="39.013" calcext:value-type="float">
            <text:p>39.013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60" calcext:value-type="float">
            <text:p>60</text:p>
          </table:table-cell>
          <table:table-cell table:formula="of:=SUM([.G8:.K8])/[.F8]" office:value-type="float" office:value="41.562" calcext:value-type="float">
            <text:p>41.562</text:p>
          </table:table-cell>
          <table:table-cell table:number-columns-repeated="2"/>
          <table:table-cell table:formula="of:=COUNT([.G8:.K8])" office:value-type="float" office:value="1" calcext:value-type="float">
            <text:p>1</text:p>
          </table:table-cell>
          <table:table-cell office:value-type="float" office:value="41.562" calcext:value-type="float">
            <text:p>41.562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70" calcext:value-type="float">
            <text:p>70</text:p>
          </table:table-cell>
          <table:table-cell table:formula="of:=SUM([.G9:.K9])/[.F9]" office:value-type="float" office:value="42.582" calcext:value-type="float">
            <text:p>42.582</text:p>
          </table:table-cell>
          <table:table-cell table:number-columns-repeated="2"/>
          <table:table-cell table:formula="of:=COUNT([.G9:.K9])" office:value-type="float" office:value="1" calcext:value-type="float">
            <text:p>1</text:p>
          </table:table-cell>
          <table:table-cell office:value-type="float" office:value="42.582" calcext:value-type="float">
            <text:p>42.582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80" calcext:value-type="float">
            <text:p>80</text:p>
          </table:table-cell>
          <table:table-cell table:formula="of:=SUM([.G10:.K10])/[.F10]" office:value-type="float" office:value="41.941" calcext:value-type="float">
            <text:p>41.941</text:p>
          </table:table-cell>
          <table:table-cell table:number-columns-repeated="2"/>
          <table:table-cell table:formula="of:=COUNT([.G10:.K10])" office:value-type="float" office:value="1" calcext:value-type="float">
            <text:p>1</text:p>
          </table:table-cell>
          <table:table-cell office:value-type="float" office:value="41.941" calcext:value-type="float">
            <text:p>41.94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0" calcext:value-type="float">
            <text:p>0</text:p>
          </table:table-cell>
          <table:table-cell table:formula="of:=SUM([.G11:.K11])/[.F11]" office:value-type="float" office:value="34.539" calcext:value-type="float">
            <text:p>34.539</text:p>
          </table:table-cell>
          <table:table-cell table:number-columns-repeated="2"/>
          <table:table-cell table:formula="of:=COUNT([.G11:.K11])" office:value-type="float" office:value="1" calcext:value-type="float">
            <text:p>1</text:p>
          </table:table-cell>
          <table:table-cell office:value-type="float" office:value="34.539" calcext:value-type="float">
            <text:p>34.539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" calcext:value-type="float">
            <text:p>5</text:p>
          </table:table-cell>
          <table:table-cell table:formula="of:=SUM([.G12:.K12])/[.F12]" office:value-type="float" office:value="34.613" calcext:value-type="float">
            <text:p>34.613</text:p>
          </table:table-cell>
          <table:table-cell table:number-columns-repeated="2"/>
          <table:table-cell table:formula="of:=COUNT([.G12:.K12])" office:value-type="float" office:value="1" calcext:value-type="float">
            <text:p>1</text:p>
          </table:table-cell>
          <table:table-cell office:value-type="float" office:value="34.613" calcext:value-type="float">
            <text:p>34.613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SUM([.G13:.K13])/[.F13]" office:value-type="float" office:value="34.885" calcext:value-type="float">
            <text:p>34.885</text:p>
          </table:table-cell>
          <table:table-cell table:number-columns-repeated="2"/>
          <table:table-cell table:formula="of:=COUNT([.G13:.K13])" office:value-type="float" office:value="1" calcext:value-type="float">
            <text:p>1</text:p>
          </table:table-cell>
          <table:table-cell office:value-type="float" office:value="34.885" calcext:value-type="float">
            <text:p>34.885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20" calcext:value-type="float">
            <text:p>20</text:p>
          </table:table-cell>
          <table:table-cell table:formula="of:=SUM([.G14:.K14])/[.F14]" office:value-type="float" office:value="35.147" calcext:value-type="float">
            <text:p>35.147</text:p>
          </table:table-cell>
          <table:table-cell table:number-columns-repeated="2"/>
          <table:table-cell table:formula="of:=COUNT([.G14:.K14])" office:value-type="float" office:value="1" calcext:value-type="float">
            <text:p>1</text:p>
          </table:table-cell>
          <table:table-cell office:value-type="float" office:value="35.147" calcext:value-type="float">
            <text:p>35.147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30" calcext:value-type="float">
            <text:p>30</text:p>
          </table:table-cell>
          <table:table-cell table:formula="of:=SUM([.G15:.K15])/[.F15]" office:value-type="float" office:value="35.377" calcext:value-type="float">
            <text:p>35.377</text:p>
          </table:table-cell>
          <table:table-cell table:number-columns-repeated="2"/>
          <table:table-cell table:formula="of:=COUNT([.G15:.K15])" office:value-type="float" office:value="1" calcext:value-type="float">
            <text:p>1</text:p>
          </table:table-cell>
          <table:table-cell office:value-type="float" office:value="35.377" calcext:value-type="float">
            <text:p>35.377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40" calcext:value-type="float">
            <text:p>40</text:p>
          </table:table-cell>
          <table:table-cell table:formula="of:=SUM([.G16:.K16])/[.F16]" office:value-type="float" office:value="36.016" calcext:value-type="float">
            <text:p>36.016</text:p>
          </table:table-cell>
          <table:table-cell table:number-columns-repeated="2"/>
          <table:table-cell table:formula="of:=COUNT([.G16:.K16])" office:value-type="float" office:value="1" calcext:value-type="float">
            <text:p>1</text:p>
          </table:table-cell>
          <table:table-cell office:value-type="float" office:value="36.016" calcext:value-type="float">
            <text:p>36.016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SUM([.G17:.K17])/[.F17]" office:value-type="float" office:value="37.586" calcext:value-type="float">
            <text:p>37.586</text:p>
          </table:table-cell>
          <table:table-cell table:number-columns-repeated="2"/>
          <table:table-cell table:formula="of:=COUNT([.G17:.K17])" office:value-type="float" office:value="1" calcext:value-type="float">
            <text:p>1</text:p>
          </table:table-cell>
          <table:table-cell office:value-type="float" office:value="37.586" calcext:value-type="float">
            <text:p>37.586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60" calcext:value-type="float">
            <text:p>60</text:p>
          </table:table-cell>
          <table:table-cell table:formula="of:=SUM([.G18:.K18])/[.F18]" office:value-type="float" office:value="40.571" calcext:value-type="float">
            <text:p>40.571</text:p>
          </table:table-cell>
          <table:table-cell table:number-columns-repeated="2"/>
          <table:table-cell table:formula="of:=COUNT([.G18:.K18])" office:value-type="float" office:value="1" calcext:value-type="float">
            <text:p>1</text:p>
          </table:table-cell>
          <table:table-cell office:value-type="float" office:value="40.571" calcext:value-type="float">
            <text:p>40.57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70" calcext:value-type="float">
            <text:p>70</text:p>
          </table:table-cell>
          <table:table-cell table:formula="of:=SUM([.G19:.K19])/[.F19]" office:value-type="float" office:value="41.115" calcext:value-type="float">
            <text:p>41.115</text:p>
          </table:table-cell>
          <table:table-cell table:number-columns-repeated="2"/>
          <table:table-cell table:formula="of:=COUNT([.G19:.K19])" office:value-type="float" office:value="1" calcext:value-type="float">
            <text:p>1</text:p>
          </table:table-cell>
          <table:table-cell office:value-type="float" office:value="41.115" calcext:value-type="float">
            <text:p>41.115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80" calcext:value-type="float">
            <text:p>80</text:p>
          </table:table-cell>
          <table:table-cell table:formula="of:=SUM([.G20:.K20])/[.F20]" office:value-type="float" office:value="41.513" calcext:value-type="float">
            <text:p>41.513</text:p>
          </table:table-cell>
          <table:table-cell table:number-columns-repeated="2"/>
          <table:table-cell table:formula="of:=COUNT([.G20:.K20])" office:value-type="float" office:value="1" calcext:value-type="float">
            <text:p>1</text:p>
          </table:table-cell>
          <table:table-cell office:value-type="float" office:value="41.513" calcext:value-type="float">
            <text:p>41.51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0" calcext:value-type="float">
            <text:p>0</text:p>
          </table:table-cell>
          <table:table-cell table:formula="of:=SUM([.G21:.K21])/[.F21]" office:value-type="float" office:value="33.769" calcext:value-type="float">
            <text:p>33.769</text:p>
          </table:table-cell>
          <table:table-cell table:number-columns-repeated="2"/>
          <table:table-cell table:formula="of:=COUNT([.G21:.K21])" office:value-type="float" office:value="1" calcext:value-type="float">
            <text:p>1</text:p>
          </table:table-cell>
          <table:table-cell office:value-type="float" office:value="33.769" calcext:value-type="float">
            <text:p>33.769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" calcext:value-type="float">
            <text:p>5</text:p>
          </table:table-cell>
          <table:table-cell table:formula="of:=SUM([.G22:.K22])/[.F22]" office:value-type="float" office:value="33.934" calcext:value-type="float">
            <text:p>33.934</text:p>
          </table:table-cell>
          <table:table-cell table:number-columns-repeated="2"/>
          <table:table-cell table:formula="of:=COUNT([.G22:.K22])" office:value-type="float" office:value="1" calcext:value-type="float">
            <text:p>1</text:p>
          </table:table-cell>
          <table:table-cell office:value-type="float" office:value="33.934" calcext:value-type="float">
            <text:p>33.93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SUM([.G23:.K23])/[.F23]" office:value-type="float" office:value="34.013" calcext:value-type="float">
            <text:p>34.013</text:p>
          </table:table-cell>
          <table:table-cell table:number-columns-repeated="2"/>
          <table:table-cell table:formula="of:=COUNT([.G23:.K23])" office:value-type="float" office:value="1" calcext:value-type="float">
            <text:p>1</text:p>
          </table:table-cell>
          <table:table-cell office:value-type="float" office:value="34.013" calcext:value-type="float">
            <text:p>34.01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20" calcext:value-type="float">
            <text:p>20</text:p>
          </table:table-cell>
          <table:table-cell table:formula="of:=SUM([.G24:.K24])/[.F24]" office:value-type="float" office:value="34.345" calcext:value-type="float">
            <text:p>34.345</text:p>
          </table:table-cell>
          <table:table-cell table:number-columns-repeated="2"/>
          <table:table-cell table:formula="of:=COUNT([.G24:.K24])" office:value-type="float" office:value="1" calcext:value-type="float">
            <text:p>1</text:p>
          </table:table-cell>
          <table:table-cell office:value-type="float" office:value="34.345" calcext:value-type="float">
            <text:p>34.345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30" calcext:value-type="float">
            <text:p>30</text:p>
          </table:table-cell>
          <table:table-cell table:formula="of:=SUM([.G25:.K25])/[.F25]" office:value-type="float" office:value="34.563" calcext:value-type="float">
            <text:p>34.563</text:p>
          </table:table-cell>
          <table:table-cell table:number-columns-repeated="2"/>
          <table:table-cell table:formula="of:=COUNT([.G25:.K25])" office:value-type="float" office:value="1" calcext:value-type="float">
            <text:p>1</text:p>
          </table:table-cell>
          <table:table-cell office:value-type="float" office:value="34.563" calcext:value-type="float">
            <text:p>34.56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40" calcext:value-type="float">
            <text:p>40</text:p>
          </table:table-cell>
          <table:table-cell table:formula="of:=SUM([.G26:.K26])/[.F26]" office:value-type="float" office:value="35.384" calcext:value-type="float">
            <text:p>35.384</text:p>
          </table:table-cell>
          <table:table-cell table:number-columns-repeated="2"/>
          <table:table-cell table:formula="of:=COUNT([.G26:.K26])" office:value-type="float" office:value="1" calcext:value-type="float">
            <text:p>1</text:p>
          </table:table-cell>
          <table:table-cell office:value-type="float" office:value="35.384" calcext:value-type="float">
            <text:p>35.38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SUM([.G27:.K27])/[.F27]" office:value-type="float" office:value="36.633" calcext:value-type="float">
            <text:p>36.633</text:p>
          </table:table-cell>
          <table:table-cell table:number-columns-repeated="2"/>
          <table:table-cell table:formula="of:=COUNT([.G27:.K27])" office:value-type="float" office:value="1" calcext:value-type="float">
            <text:p>1</text:p>
          </table:table-cell>
          <table:table-cell office:value-type="float" office:value="36.633" calcext:value-type="float">
            <text:p>36.63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60" calcext:value-type="float">
            <text:p>60</text:p>
          </table:table-cell>
          <table:table-cell table:formula="of:=SUM([.G28:.K28])/[.F28]" office:value-type="float" office:value="40.004" calcext:value-type="float">
            <text:p>40.004</text:p>
          </table:table-cell>
          <table:table-cell table:number-columns-repeated="2"/>
          <table:table-cell table:formula="of:=COUNT([.G28:.K28])" office:value-type="float" office:value="1" calcext:value-type="float">
            <text:p>1</text:p>
          </table:table-cell>
          <table:table-cell office:value-type="float" office:value="40.004" calcext:value-type="float">
            <text:p>40.00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70" calcext:value-type="float">
            <text:p>70</text:p>
          </table:table-cell>
          <table:table-cell table:formula="of:=SUM([.G29:.K29])/[.F29]" office:value-type="float" office:value="40.93" calcext:value-type="float">
            <text:p>40.93</text:p>
          </table:table-cell>
          <table:table-cell table:number-columns-repeated="2"/>
          <table:table-cell table:formula="of:=COUNT([.G29:.K29])" office:value-type="float" office:value="1" calcext:value-type="float">
            <text:p>1</text:p>
          </table:table-cell>
          <table:table-cell office:value-type="float" office:value="40.93" calcext:value-type="float">
            <text:p>40.9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80" calcext:value-type="float">
            <text:p>80</text:p>
          </table:table-cell>
          <table:table-cell table:formula="of:=SUM([.G30:.K30])/[.F30]" office:value-type="float" office:value="39.917" calcext:value-type="float">
            <text:p>39.917</text:p>
          </table:table-cell>
          <table:table-cell table:number-columns-repeated="2"/>
          <table:table-cell table:formula="of:=COUNT([.G30:.K30])" office:value-type="float" office:value="1" calcext:value-type="float">
            <text:p>1</text:p>
          </table:table-cell>
          <table:table-cell office:value-type="float" office:value="39.917" calcext:value-type="float">
            <text:p>39.917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0" calcext:value-type="float">
            <text:p>0</text:p>
          </table:table-cell>
          <table:table-cell table:formula="of:=SUM([.G31:.K31])/[.F31]" office:value-type="float" office:value="35.035" calcext:value-type="float">
            <text:p>35.035</text:p>
          </table:table-cell>
          <table:table-cell table:number-columns-repeated="2"/>
          <table:table-cell table:formula="of:=COUNT([.G31:.K31])" office:value-type="float" office:value="1" calcext:value-type="float">
            <text:p>1</text:p>
          </table:table-cell>
          <table:table-cell office:value-type="float" office:value="35.035" calcext:value-type="float">
            <text:p>35.035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" calcext:value-type="float">
            <text:p>5</text:p>
          </table:table-cell>
          <table:table-cell table:formula="of:=SUM([.G32:.K32])/[.F32]" office:value-type="float" office:value="35.118" calcext:value-type="float">
            <text:p>35.118</text:p>
          </table:table-cell>
          <table:table-cell table:number-columns-repeated="2"/>
          <table:table-cell table:formula="of:=COUNT([.G32:.K32])" office:value-type="float" office:value="1" calcext:value-type="float">
            <text:p>1</text:p>
          </table:table-cell>
          <table:table-cell office:value-type="float" office:value="35.118" calcext:value-type="float">
            <text:p>35.118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SUM([.G33:.K33])/[.F33]" office:value-type="float" office:value="35.304" calcext:value-type="float">
            <text:p>35.304</text:p>
          </table:table-cell>
          <table:table-cell table:number-columns-repeated="2"/>
          <table:table-cell table:formula="of:=COUNT([.G33:.K33])" office:value-type="float" office:value="1" calcext:value-type="float">
            <text:p>1</text:p>
          </table:table-cell>
          <table:table-cell office:value-type="float" office:value="35.304" calcext:value-type="float">
            <text:p>35.304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20" calcext:value-type="float">
            <text:p>20</text:p>
          </table:table-cell>
          <table:table-cell table:formula="of:=SUM([.G34:.K34])/[.F34]" office:value-type="float" office:value="35.512" calcext:value-type="float">
            <text:p>35.512</text:p>
          </table:table-cell>
          <table:table-cell table:number-columns-repeated="2"/>
          <table:table-cell table:formula="of:=COUNT([.G34:.K34])" office:value-type="float" office:value="1" calcext:value-type="float">
            <text:p>1</text:p>
          </table:table-cell>
          <table:table-cell office:value-type="float" office:value="35.512" calcext:value-type="float">
            <text:p>35.512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30" calcext:value-type="float">
            <text:p>30</text:p>
          </table:table-cell>
          <table:table-cell table:formula="of:=SUM([.G35:.K35])/[.F35]" office:value-type="float" office:value="35.893" calcext:value-type="float">
            <text:p>35.893</text:p>
          </table:table-cell>
          <table:table-cell table:number-columns-repeated="2"/>
          <table:table-cell table:formula="of:=COUNT([.G35:.K35])" office:value-type="float" office:value="1" calcext:value-type="float">
            <text:p>1</text:p>
          </table:table-cell>
          <table:table-cell office:value-type="float" office:value="35.893" calcext:value-type="float">
            <text:p>35.893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40" calcext:value-type="float">
            <text:p>40</text:p>
          </table:table-cell>
          <table:table-cell table:formula="of:=SUM([.G36:.K36])/[.F36]" office:value-type="float" office:value="36.716" calcext:value-type="float">
            <text:p>36.716</text:p>
          </table:table-cell>
          <table:table-cell table:number-columns-repeated="2"/>
          <table:table-cell table:formula="of:=COUNT([.G36:.K36])" office:value-type="float" office:value="1" calcext:value-type="float">
            <text:p>1</text:p>
          </table:table-cell>
          <table:table-cell office:value-type="float" office:value="36.716" calcext:value-type="float">
            <text:p>36.716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SUM([.G37:.K37])/[.F37]" office:value-type="float" office:value="38.149" calcext:value-type="float">
            <text:p>38.149</text:p>
          </table:table-cell>
          <table:table-cell table:number-columns-repeated="2"/>
          <table:table-cell table:formula="of:=COUNT([.G37:.K37])" office:value-type="float" office:value="1" calcext:value-type="float">
            <text:p>1</text:p>
          </table:table-cell>
          <table:table-cell office:value-type="float" office:value="38.149" calcext:value-type="float">
            <text:p>38.149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60" calcext:value-type="float">
            <text:p>60</text:p>
          </table:table-cell>
          <table:table-cell table:formula="of:=SUM([.G38:.K38])/[.F38]" office:value-type="float" office:value="40.931" calcext:value-type="float">
            <text:p>40.931</text:p>
          </table:table-cell>
          <table:table-cell table:number-columns-repeated="2"/>
          <table:table-cell table:formula="of:=COUNT([.G38:.K38])" office:value-type="float" office:value="1" calcext:value-type="float">
            <text:p>1</text:p>
          </table:table-cell>
          <table:table-cell office:value-type="float" office:value="40.931" calcext:value-type="float">
            <text:p>40.931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70" calcext:value-type="float">
            <text:p>70</text:p>
          </table:table-cell>
          <table:table-cell table:formula="of:=SUM([.G39:.K39])/[.F39]" office:value-type="float" office:value="42.405" calcext:value-type="float">
            <text:p>42.405</text:p>
          </table:table-cell>
          <table:table-cell table:number-columns-repeated="2"/>
          <table:table-cell table:formula="of:=COUNT([.G39:.K39])" office:value-type="float" office:value="1" calcext:value-type="float">
            <text:p>1</text:p>
          </table:table-cell>
          <table:table-cell office:value-type="float" office:value="42.405" calcext:value-type="float">
            <text:p>42.405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80" calcext:value-type="float">
            <text:p>80</text:p>
          </table:table-cell>
          <table:table-cell table:formula="of:=SUM([.G40:.K40])/[.F40]" office:value-type="float" office:value="40.889" calcext:value-type="float">
            <text:p>40.889</text:p>
          </table:table-cell>
          <table:table-cell table:number-columns-repeated="2"/>
          <table:table-cell table:formula="of:=COUNT([.G40:.K40])" office:value-type="float" office:value="1" calcext:value-type="float">
            <text:p>1</text:p>
          </table:table-cell>
          <table:table-cell office:value-type="float" office:value="40.889" calcext:value-type="float">
            <text:p>40.889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0" calcext:value-type="float">
            <text:p>0</text:p>
          </table:table-cell>
          <table:table-cell table:formula="of:=SUM([.G41:.K41])/[.F41]" office:value-type="float" office:value="34.943" calcext:value-type="float">
            <text:p>34.943</text:p>
          </table:table-cell>
          <table:table-cell table:number-columns-repeated="2"/>
          <table:table-cell table:formula="of:=COUNT([.G41:.K41])" office:value-type="float" office:value="1" calcext:value-type="float">
            <text:p>1</text:p>
          </table:table-cell>
          <table:table-cell office:value-type="float" office:value="34.943" calcext:value-type="float">
            <text:p>34.94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" calcext:value-type="float">
            <text:p>5</text:p>
          </table:table-cell>
          <table:table-cell table:formula="of:=SUM([.G42:.K42])/[.F42]" office:value-type="float" office:value="35.102" calcext:value-type="float">
            <text:p>35.102</text:p>
          </table:table-cell>
          <table:table-cell table:number-columns-repeated="2"/>
          <table:table-cell table:formula="of:=COUNT([.G42:.K42])" office:value-type="float" office:value="1" calcext:value-type="float">
            <text:p>1</text:p>
          </table:table-cell>
          <table:table-cell office:value-type="float" office:value="35.102" calcext:value-type="float">
            <text:p>35.102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SUM([.G43:.K43])/[.F43]" office:value-type="float" office:value="35.238" calcext:value-type="float">
            <text:p>35.238</text:p>
          </table:table-cell>
          <table:table-cell table:number-columns-repeated="2"/>
          <table:table-cell table:formula="of:=COUNT([.G43:.K43])" office:value-type="float" office:value="1" calcext:value-type="float">
            <text:p>1</text:p>
          </table:table-cell>
          <table:table-cell office:value-type="float" office:value="35.238" calcext:value-type="float">
            <text:p>35.238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20" calcext:value-type="float">
            <text:p>20</text:p>
          </table:table-cell>
          <table:table-cell table:formula="of:=SUM([.G44:.K44])/[.F44]" office:value-type="float" office:value="35.51" calcext:value-type="float">
            <text:p>35.51</text:p>
          </table:table-cell>
          <table:table-cell table:number-columns-repeated="2"/>
          <table:table-cell table:formula="of:=COUNT([.G44:.K44])" office:value-type="float" office:value="1" calcext:value-type="float">
            <text:p>1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30" calcext:value-type="float">
            <text:p>30</text:p>
          </table:table-cell>
          <table:table-cell table:formula="of:=SUM([.G45:.K45])/[.F45]" office:value-type="float" office:value="35.833" calcext:value-type="float">
            <text:p>35.833</text:p>
          </table:table-cell>
          <table:table-cell table:number-columns-repeated="2"/>
          <table:table-cell table:formula="of:=COUNT([.G45:.K45])" office:value-type="float" office:value="1" calcext:value-type="float">
            <text:p>1</text:p>
          </table:table-cell>
          <table:table-cell office:value-type="float" office:value="35.833" calcext:value-type="float">
            <text:p>35.83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40" calcext:value-type="float">
            <text:p>40</text:p>
          </table:table-cell>
          <table:table-cell table:formula="of:=SUM([.G46:.K46])/[.F46]" office:value-type="float" office:value="36.36" calcext:value-type="float">
            <text:p>36.36</text:p>
          </table:table-cell>
          <table:table-cell table:number-columns-repeated="2"/>
          <table:table-cell table:formula="of:=COUNT([.G46:.K46])" office:value-type="float" office:value="1" calcext:value-type="float">
            <text:p>1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SUM([.G47:.K47])/[.F47]" office:value-type="float" office:value="38.552" calcext:value-type="float">
            <text:p>38.552</text:p>
          </table:table-cell>
          <table:table-cell table:number-columns-repeated="2"/>
          <table:table-cell table:formula="of:=COUNT([.G47:.K47])" office:value-type="float" office:value="1" calcext:value-type="float">
            <text:p>1</text:p>
          </table:table-cell>
          <table:table-cell office:value-type="float" office:value="38.552" calcext:value-type="float">
            <text:p>38.552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60" calcext:value-type="float">
            <text:p>60</text:p>
          </table:table-cell>
          <table:table-cell table:formula="of:=SUM([.G48:.K48])/[.F48]" office:value-type="float" office:value="41.108" calcext:value-type="float">
            <text:p>41.108</text:p>
          </table:table-cell>
          <table:table-cell table:number-columns-repeated="2"/>
          <table:table-cell table:formula="of:=COUNT([.G48:.K48])" office:value-type="float" office:value="1" calcext:value-type="float">
            <text:p>1</text:p>
          </table:table-cell>
          <table:table-cell office:value-type="float" office:value="41.108" calcext:value-type="float">
            <text:p>41.108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70" calcext:value-type="float">
            <text:p>70</text:p>
          </table:table-cell>
          <table:table-cell table:formula="of:=SUM([.G49:.K49])/[.F49]" office:value-type="float" office:value="42.224" calcext:value-type="float">
            <text:p>42.224</text:p>
          </table:table-cell>
          <table:table-cell table:number-columns-repeated="2"/>
          <table:table-cell table:formula="of:=COUNT([.G49:.K49])" office:value-type="float" office:value="1" calcext:value-type="float">
            <text:p>1</text:p>
          </table:table-cell>
          <table:table-cell office:value-type="float" office:value="42.224" calcext:value-type="float">
            <text:p>42.224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80" calcext:value-type="float">
            <text:p>80</text:p>
          </table:table-cell>
          <table:table-cell table:formula="of:=SUM([.G50:.K50])/[.F50]" office:value-type="float" office:value="41.493" calcext:value-type="float">
            <text:p>41.493</text:p>
          </table:table-cell>
          <table:table-cell table:number-columns-repeated="2"/>
          <table:table-cell table:formula="of:=COUNT([.G50:.K50])" office:value-type="float" office:value="1" calcext:value-type="float">
            <text:p>1</text:p>
          </table:table-cell>
          <table:table-cell office:value-type="float" office:value="41.493" calcext:value-type="float">
            <text:p>41.493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0" calcext:value-type="float">
            <text:p>0</text:p>
          </table:table-cell>
          <table:table-cell table:formula="of:=SUM([.G51:.K51])/[.F51]" office:value-type="float" office:value="33.324" calcext:value-type="float">
            <text:p>33.324</text:p>
          </table:table-cell>
          <table:table-cell table:number-columns-repeated="2"/>
          <table:table-cell table:formula="of:=COUNT([.G51:.K51])" office:value-type="float" office:value="1" calcext:value-type="float">
            <text:p>1</text:p>
          </table:table-cell>
          <table:table-cell office:value-type="float" office:value="33.324" calcext:value-type="float">
            <text:p>33.324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" calcext:value-type="float">
            <text:p>5</text:p>
          </table:table-cell>
          <table:table-cell table:formula="of:=SUM([.G52:.K52])/[.F52]" office:value-type="float" office:value="33.464" calcext:value-type="float">
            <text:p>33.464</text:p>
          </table:table-cell>
          <table:table-cell table:number-columns-repeated="2"/>
          <table:table-cell table:formula="of:=COUNT([.G52:.K52])" office:value-type="float" office:value="1" calcext:value-type="float">
            <text:p>1</text:p>
          </table:table-cell>
          <table:table-cell office:value-type="float" office:value="33.464" calcext:value-type="float">
            <text:p>33.464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SUM([.G53:.K53])/[.F53]" office:value-type="float" office:value="33.565" calcext:value-type="float">
            <text:p>33.565</text:p>
          </table:table-cell>
          <table:table-cell table:number-columns-repeated="2"/>
          <table:table-cell table:formula="of:=COUNT([.G53:.K53])" office:value-type="float" office:value="1" calcext:value-type="float">
            <text:p>1</text:p>
          </table:table-cell>
          <table:table-cell office:value-type="float" office:value="33.565" calcext:value-type="float">
            <text:p>33.565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20" calcext:value-type="float">
            <text:p>20</text:p>
          </table:table-cell>
          <table:table-cell table:formula="of:=SUM([.G54:.K54])/[.F54]" office:value-type="float" office:value="33.972" calcext:value-type="float">
            <text:p>33.972</text:p>
          </table:table-cell>
          <table:table-cell table:number-columns-repeated="2"/>
          <table:table-cell table:formula="of:=COUNT([.G54:.K54])" office:value-type="float" office:value="1" calcext:value-type="float">
            <text:p>1</text:p>
          </table:table-cell>
          <table:table-cell office:value-type="float" office:value="33.972" calcext:value-type="float">
            <text:p>33.972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30" calcext:value-type="float">
            <text:p>30</text:p>
          </table:table-cell>
          <table:table-cell table:formula="of:=SUM([.G55:.K55])/[.F55]" office:value-type="float" office:value="34.103" calcext:value-type="float">
            <text:p>34.103</text:p>
          </table:table-cell>
          <table:table-cell table:number-columns-repeated="2"/>
          <table:table-cell table:formula="of:=COUNT([.G55:.K55])" office:value-type="float" office:value="1" calcext:value-type="float">
            <text:p>1</text:p>
          </table:table-cell>
          <table:table-cell office:value-type="float" office:value="34.103" calcext:value-type="float">
            <text:p>34.103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40" calcext:value-type="float">
            <text:p>40</text:p>
          </table:table-cell>
          <table:table-cell table:formula="of:=SUM([.G56:.K56])/[.F56]" office:value-type="float" office:value="35.061" calcext:value-type="float">
            <text:p>35.061</text:p>
          </table:table-cell>
          <table:table-cell table:number-columns-repeated="2"/>
          <table:table-cell table:formula="of:=COUNT([.G56:.K56])" office:value-type="float" office:value="1" calcext:value-type="float">
            <text:p>1</text:p>
          </table:table-cell>
          <table:table-cell office:value-type="float" office:value="35.061" calcext:value-type="float">
            <text:p>35.061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SUM([.G57:.K57])/[.F57]" office:value-type="float" office:value="36.729" calcext:value-type="float">
            <text:p>36.729</text:p>
          </table:table-cell>
          <table:table-cell table:number-columns-repeated="2"/>
          <table:table-cell table:formula="of:=COUNT([.G57:.K57])" office:value-type="float" office:value="1" calcext:value-type="float">
            <text:p>1</text:p>
          </table:table-cell>
          <table:table-cell office:value-type="float" office:value="36.729" calcext:value-type="float">
            <text:p>36.729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60" calcext:value-type="float">
            <text:p>60</text:p>
          </table:table-cell>
          <table:table-cell table:formula="of:=SUM([.G58:.K58])/[.F58]" office:value-type="float" office:value="39.705" calcext:value-type="float">
            <text:p>39.705</text:p>
          </table:table-cell>
          <table:table-cell table:number-columns-repeated="2"/>
          <table:table-cell table:formula="of:=COUNT([.G58:.K58])" office:value-type="float" office:value="1" calcext:value-type="float">
            <text:p>1</text:p>
          </table:table-cell>
          <table:table-cell office:value-type="float" office:value="39.705" calcext:value-type="float">
            <text:p>39.705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70" calcext:value-type="float">
            <text:p>70</text:p>
          </table:table-cell>
          <table:table-cell table:formula="of:=SUM([.G59:.K59])/[.F59]" office:value-type="float" office:value="40.72" calcext:value-type="float">
            <text:p>40.72</text:p>
          </table:table-cell>
          <table:table-cell table:number-columns-repeated="2"/>
          <table:table-cell table:formula="of:=COUNT([.G59:.K59])" office:value-type="float" office:value="1" calcext:value-type="float">
            <text:p>1</text:p>
          </table:table-cell>
          <table:table-cell office:value-type="float" office:value="40.72" calcext:value-type="float">
            <text:p>40.72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80" calcext:value-type="float">
            <text:p>80</text:p>
          </table:table-cell>
          <table:table-cell table:formula="of:=SUM([.G60:.K60])/[.F60]" office:value-type="float" office:value="39.923" calcext:value-type="float">
            <text:p>39.923</text:p>
          </table:table-cell>
          <table:table-cell table:number-columns-repeated="2"/>
          <table:table-cell table:formula="of:=COUNT([.G60:.K60])" office:value-type="float" office:value="1" calcext:value-type="float">
            <text:p>1</text:p>
          </table:table-cell>
          <table:table-cell office:value-type="float" office:value="39.923" calcext:value-type="float">
            <text:p>39.92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formula="of:=SUM([.G61:.K61])/[.F61]" office:value-type="float" office:value="35.809" calcext:value-type="float">
            <text:p>35.809</text:p>
          </table:table-cell>
          <table:table-cell table:number-columns-repeated="2"/>
          <table:table-cell table:formula="of:=COUNT([.G61:.K61])" office:value-type="float" office:value="1" calcext:value-type="float">
            <text:p>1</text:p>
          </table:table-cell>
          <table:table-cell office:value-type="float" office:value="35.809" calcext:value-type="float">
            <text:p>35.80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table:formula="of:=SUM([.G62:.K62])/[.F62]" office:value-type="float" office:value="35.959" calcext:value-type="float">
            <text:p>35.959</text:p>
          </table:table-cell>
          <table:table-cell table:number-columns-repeated="2"/>
          <table:table-cell table:formula="of:=COUNT([.G62:.K62])" office:value-type="float" office:value="1" calcext:value-type="float">
            <text:p>1</text:p>
          </table:table-cell>
          <table:table-cell office:value-type="float" office:value="35.959" calcext:value-type="float">
            <text:p>35.95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SUM([.G63:.K63])/[.F63]" office:value-type="float" office:value="35.734" calcext:value-type="float">
            <text:p>35.734</text:p>
          </table:table-cell>
          <table:table-cell table:number-columns-repeated="2"/>
          <table:table-cell table:formula="of:=COUNT([.G63:.K63])" office:value-type="float" office:value="1" calcext:value-type="float">
            <text:p>1</text:p>
          </table:table-cell>
          <table:table-cell office:value-type="float" office:value="35.734" calcext:value-type="float">
            <text:p>35.73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table:formula="of:=SUM([.G64:.K64])/[.F64]" office:value-type="float" office:value="36.197" calcext:value-type="float">
            <text:p>36.197</text:p>
          </table:table-cell>
          <table:table-cell table:number-columns-repeated="2"/>
          <table:table-cell table:formula="of:=COUNT([.G64:.K64])" office:value-type="float" office:value="1" calcext:value-type="float">
            <text:p>1</text:p>
          </table:table-cell>
          <table:table-cell office:value-type="float" office:value="36.197" calcext:value-type="float">
            <text:p>36.19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" calcext:value-type="float">
            <text:p>30</text:p>
          </table:table-cell>
          <table:table-cell table:formula="of:=SUM([.G65:.K65])/[.F65]" office:value-type="float" office:value="36.638" calcext:value-type="float">
            <text:p>36.638</text:p>
          </table:table-cell>
          <table:table-cell table:number-columns-repeated="2"/>
          <table:table-cell table:formula="of:=COUNT([.G65:.K65])" office:value-type="float" office:value="1" calcext:value-type="float">
            <text:p>1</text:p>
          </table:table-cell>
          <table:table-cell office:value-type="float" office:value="36.638" calcext:value-type="float">
            <text:p>36.63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" calcext:value-type="float">
            <text:p>40</text:p>
          </table:table-cell>
          <table:table-cell table:formula="of:=SUM([.G66:.K66])/[.F66]" office:value-type="float" office:value="37.191" calcext:value-type="float">
            <text:p>37.191</text:p>
          </table:table-cell>
          <table:table-cell table:number-columns-repeated="2"/>
          <table:table-cell table:formula="of:=COUNT([.G66:.K66])" office:value-type="float" office:value="1" calcext:value-type="float">
            <text:p>1</text:p>
          </table:table-cell>
          <table:table-cell office:value-type="float" office:value="37.191" calcext:value-type="float">
            <text:p>37.19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SUM([.G67:.K67])/[.F67]" office:value-type="float" office:value="39.178" calcext:value-type="float">
            <text:p>39.178</text:p>
          </table:table-cell>
          <table:table-cell table:number-columns-repeated="2"/>
          <table:table-cell table:formula="of:=COUNT([.G67:.K67])" office:value-type="float" office:value="1" calcext:value-type="float">
            <text:p>1</text:p>
          </table:table-cell>
          <table:table-cell office:value-type="float" office:value="39.178" calcext:value-type="float">
            <text:p>39.17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" calcext:value-type="float">
            <text:p>60</text:p>
          </table:table-cell>
          <table:table-cell table:formula="of:=SUM([.G68:.K68])/[.F68]" office:value-type="float" office:value="42.131" calcext:value-type="float">
            <text:p>42.131</text:p>
          </table:table-cell>
          <table:table-cell table:number-columns-repeated="2"/>
          <table:table-cell table:formula="of:=COUNT([.G68:.K68])" office:value-type="float" office:value="1" calcext:value-type="float">
            <text:p>1</text:p>
          </table:table-cell>
          <table:table-cell office:value-type="float" office:value="42.131" calcext:value-type="float">
            <text:p>42.13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" calcext:value-type="float">
            <text:p>70</text:p>
          </table:table-cell>
          <table:table-cell table:formula="of:=SUM([.G69:.K69])/[.F69]" office:value-type="float" office:value="45.45" calcext:value-type="float">
            <text:p>45.45</text:p>
          </table:table-cell>
          <table:table-cell table:number-columns-repeated="2"/>
          <table:table-cell table:formula="of:=COUNT([.G69:.K69])" office:value-type="float" office:value="1" calcext:value-type="float">
            <text:p>1</text:p>
          </table:table-cell>
          <table:table-cell office:value-type="float" office:value="45.45" calcext:value-type="float">
            <text:p>45.4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table:formula="of:=SUM([.G70:.K70])/[.F70]" office:value-type="float" office:value="43.047" calcext:value-type="float">
            <text:p>43.047</text:p>
          </table:table-cell>
          <table:table-cell table:number-columns-repeated="2"/>
          <table:table-cell table:formula="of:=COUNT([.G70:.K70])" office:value-type="float" office:value="1" calcext:value-type="float">
            <text:p>1</text:p>
          </table:table-cell>
          <table:table-cell office:value-type="float" office:value="43.047" calcext:value-type="float">
            <text:p>43.04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SUM([.G71:.K71])/[.F71]" office:value-type="float" office:value="38.585" calcext:value-type="float">
            <text:p>38.585</text:p>
          </table:table-cell>
          <table:table-cell table:number-columns-repeated="2"/>
          <table:table-cell table:formula="of:=COUNT([.G71:.K71])" office:value-type="float" office:value="1" calcext:value-type="float">
            <text:p>1</text:p>
          </table:table-cell>
          <table:table-cell office:value-type="float" office:value="38.585" calcext:value-type="float">
            <text:p>38.58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formula="of:=SUM([.G72:.K72])/[.F72]" office:value-type="float" office:value="38.743" calcext:value-type="float">
            <text:p>38.743</text:p>
          </table:table-cell>
          <table:table-cell table:number-columns-repeated="2"/>
          <table:table-cell table:formula="of:=COUNT([.G72:.K72])" office:value-type="float" office:value="1" calcext:value-type="float">
            <text:p>1</text:p>
          </table:table-cell>
          <table:table-cell office:value-type="float" office:value="38.743" calcext:value-type="float">
            <text:p>38.74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SUM([.G73:.K73])/[.F73]" office:value-type="float" office:value="39.098" calcext:value-type="float">
            <text:p>39.098</text:p>
          </table:table-cell>
          <table:table-cell table:number-columns-repeated="2"/>
          <table:table-cell table:formula="of:=COUNT([.G73:.K73])" office:value-type="float" office:value="1" calcext:value-type="float">
            <text:p>1</text:p>
          </table:table-cell>
          <table:table-cell office:value-type="float" office:value="39.098" calcext:value-type="float">
            <text:p>39.09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formula="of:=SUM([.G74:.K74])/[.F74]" office:value-type="float" office:value="39.32" calcext:value-type="float">
            <text:p>39.32</text:p>
          </table:table-cell>
          <table:table-cell table:number-columns-repeated="2"/>
          <table:table-cell table:formula="of:=COUNT([.G74:.K74])" office:value-type="float" office:value="1" calcext:value-type="float">
            <text:p>1</text:p>
          </table:table-cell>
          <table:table-cell office:value-type="float" office:value="39.32" calcext:value-type="float">
            <text:p>39.3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" calcext:value-type="float">
            <text:p>30</text:p>
          </table:table-cell>
          <table:table-cell table:formula="of:=SUM([.G75:.K75])/[.F75]" office:value-type="float" office:value="39.793" calcext:value-type="float">
            <text:p>39.793</text:p>
          </table:table-cell>
          <table:table-cell table:number-columns-repeated="2"/>
          <table:table-cell table:formula="of:=COUNT([.G75:.K75])" office:value-type="float" office:value="1" calcext:value-type="float">
            <text:p>1</text:p>
          </table:table-cell>
          <table:table-cell office:value-type="float" office:value="39.793" calcext:value-type="float">
            <text:p>39.79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" calcext:value-type="float">
            <text:p>40</text:p>
          </table:table-cell>
          <table:table-cell table:formula="of:=SUM([.G76:.K76])/[.F76]" office:value-type="float" office:value="41.382" calcext:value-type="float">
            <text:p>41.382</text:p>
          </table:table-cell>
          <table:table-cell table:number-columns-repeated="2"/>
          <table:table-cell table:formula="of:=COUNT([.G76:.K76])" office:value-type="float" office:value="1" calcext:value-type="float">
            <text:p>1</text:p>
          </table:table-cell>
          <table:table-cell office:value-type="float" office:value="41.382" calcext:value-type="float">
            <text:p>41.38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SUM([.G77:.K77])/[.F77]" office:value-type="float" office:value="42.152" calcext:value-type="float">
            <text:p>42.152</text:p>
          </table:table-cell>
          <table:table-cell table:number-columns-repeated="2"/>
          <table:table-cell table:formula="of:=COUNT([.G77:.K77])" office:value-type="float" office:value="1" calcext:value-type="float">
            <text:p>1</text:p>
          </table:table-cell>
          <table:table-cell office:value-type="float" office:value="42.152" calcext:value-type="float">
            <text:p>42.15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formula="of:=SUM([.G78:.K78])/[.F78]" office:value-type="float" office:value="45.433" calcext:value-type="float">
            <text:p>45.433</text:p>
          </table:table-cell>
          <table:table-cell table:number-columns-repeated="2"/>
          <table:table-cell table:formula="of:=COUNT([.G78:.K78])" office:value-type="float" office:value="1" calcext:value-type="float">
            <text:p>1</text:p>
          </table:table-cell>
          <table:table-cell office:value-type="float" office:value="45.433" calcext:value-type="float">
            <text:p>45.43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table:formula="of:=SUM([.G79:.K79])/[.F79]" office:value-type="float" office:value="46.942" calcext:value-type="float">
            <text:p>46.942</text:p>
          </table:table-cell>
          <table:table-cell table:number-columns-repeated="2"/>
          <table:table-cell table:formula="of:=COUNT([.G79:.K79])" office:value-type="float" office:value="1" calcext:value-type="float">
            <text:p>1</text:p>
          </table:table-cell>
          <table:table-cell office:value-type="float" office:value="46.942" calcext:value-type="float">
            <text:p>46.94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" calcext:value-type="float">
            <text:p>80</text:p>
          </table:table-cell>
          <table:table-cell table:formula="of:=SUM([.G80:.K80])/[.F80]" office:value-type="float" office:value="46.598" calcext:value-type="float">
            <text:p>46.598</text:p>
          </table:table-cell>
          <table:table-cell table:number-columns-repeated="2"/>
          <table:table-cell table:formula="of:=COUNT([.G80:.K80])" office:value-type="float" office:value="1" calcext:value-type="float">
            <text:p>1</text:p>
          </table:table-cell>
          <table:table-cell office:value-type="float" office:value="46.598" calcext:value-type="float">
            <text:p>46.598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0" calcext:value-type="float">
            <text:p>0</text:p>
          </table:table-cell>
          <table:table-cell table:formula="of:=SUM([.G81:.K81])/[.F81]" office:value-type="float" office:value="41.45" calcext:value-type="float">
            <text:p>41.45</text:p>
          </table:table-cell>
          <table:table-cell table:number-columns-repeated="2"/>
          <table:table-cell table:formula="of:=COUNT([.G81:.K81])" office:value-type="float" office:value="1" calcext:value-type="float">
            <text:p>1</text:p>
          </table:table-cell>
          <table:table-cell office:value-type="float" office:value="41.45" calcext:value-type="float">
            <text:p>41.45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" calcext:value-type="float">
            <text:p>5</text:p>
          </table:table-cell>
          <table:table-cell table:formula="of:=SUM([.G82:.K82])/[.F82]" office:value-type="float" office:value="41.608" calcext:value-type="float">
            <text:p>41.608</text:p>
          </table:table-cell>
          <table:table-cell table:number-columns-repeated="2"/>
          <table:table-cell table:formula="of:=COUNT([.G82:.K82])" office:value-type="float" office:value="1" calcext:value-type="float">
            <text:p>1</text:p>
          </table:table-cell>
          <table:table-cell office:value-type="float" office:value="41.608" calcext:value-type="float">
            <text:p>41.608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SUM([.G83:.K83])/[.F83]" office:value-type="float" office:value="41.732" calcext:value-type="float">
            <text:p>41.732</text:p>
          </table:table-cell>
          <table:table-cell table:number-columns-repeated="2"/>
          <table:table-cell table:formula="of:=COUNT([.G83:.K83])" office:value-type="float" office:value="1" calcext:value-type="float">
            <text:p>1</text:p>
          </table:table-cell>
          <table:table-cell office:value-type="float" office:value="41.732" calcext:value-type="float">
            <text:p>41.732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20" calcext:value-type="float">
            <text:p>20</text:p>
          </table:table-cell>
          <table:table-cell table:formula="of:=SUM([.G84:.K84])/[.F84]" office:value-type="float" office:value="41.638" calcext:value-type="float">
            <text:p>41.638</text:p>
          </table:table-cell>
          <table:table-cell table:number-columns-repeated="2"/>
          <table:table-cell table:formula="of:=COUNT([.G84:.K84])" office:value-type="float" office:value="1" calcext:value-type="float">
            <text:p>1</text:p>
          </table:table-cell>
          <table:table-cell office:value-type="float" office:value="41.638" calcext:value-type="float">
            <text:p>41.638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30" calcext:value-type="float">
            <text:p>30</text:p>
          </table:table-cell>
          <table:table-cell table:formula="of:=SUM([.G85:.K85])/[.F85]" office:value-type="float" office:value="42.142" calcext:value-type="float">
            <text:p>42.142</text:p>
          </table:table-cell>
          <table:table-cell table:number-columns-repeated="2"/>
          <table:table-cell table:formula="of:=COUNT([.G85:.K85])" office:value-type="float" office:value="1" calcext:value-type="float">
            <text:p>1</text:p>
          </table:table-cell>
          <table:table-cell office:value-type="float" office:value="42.142" calcext:value-type="float">
            <text:p>42.142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40" calcext:value-type="float">
            <text:p>40</text:p>
          </table:table-cell>
          <table:table-cell table:formula="of:=SUM([.G86:.K86])/[.F86]" office:value-type="float" office:value="42.891" calcext:value-type="float">
            <text:p>42.891</text:p>
          </table:table-cell>
          <table:table-cell table:number-columns-repeated="2"/>
          <table:table-cell table:formula="of:=COUNT([.G86:.K86])" office:value-type="float" office:value="1" calcext:value-type="float">
            <text:p>1</text:p>
          </table:table-cell>
          <table:table-cell office:value-type="float" office:value="42.891" calcext:value-type="float">
            <text:p>42.891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SUM([.G87:.K87])/[.F87]" office:value-type="float" office:value="46.043" calcext:value-type="float">
            <text:p>46.043</text:p>
          </table:table-cell>
          <table:table-cell table:number-columns-repeated="2"/>
          <table:table-cell table:formula="of:=COUNT([.G87:.K87])" office:value-type="float" office:value="1" calcext:value-type="float">
            <text:p>1</text:p>
          </table:table-cell>
          <table:table-cell office:value-type="float" office:value="46.043" calcext:value-type="float">
            <text:p>46.043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60" calcext:value-type="float">
            <text:p>60</text:p>
          </table:table-cell>
          <table:table-cell table:formula="of:=SUM([.G88:.K88])/[.F88]" office:value-type="float" office:value="47.63" calcext:value-type="float">
            <text:p>47.63</text:p>
          </table:table-cell>
          <table:table-cell table:number-columns-repeated="2"/>
          <table:table-cell table:formula="of:=COUNT([.G88:.K88])" office:value-type="float" office:value="1" calcext:value-type="float">
            <text:p>1</text:p>
          </table:table-cell>
          <table:table-cell office:value-type="float" office:value="47.63" calcext:value-type="float">
            <text:p>47.63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70" calcext:value-type="float">
            <text:p>70</text:p>
          </table:table-cell>
          <table:table-cell table:formula="of:=SUM([.G89:.K89])/[.F89]" office:value-type="float" office:value="51.845" calcext:value-type="float">
            <text:p>51.845</text:p>
          </table:table-cell>
          <table:table-cell table:number-columns-repeated="2"/>
          <table:table-cell table:formula="of:=COUNT([.G89:.K89])" office:value-type="float" office:value="1" calcext:value-type="float">
            <text:p>1</text:p>
          </table:table-cell>
          <table:table-cell office:value-type="float" office:value="51.845" calcext:value-type="float">
            <text:p>51.845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80" calcext:value-type="float">
            <text:p>80</text:p>
          </table:table-cell>
          <table:table-cell table:formula="of:=SUM([.G90:.K90])/[.F90]" office:value-type="float" office:value="47.047" calcext:value-type="float">
            <text:p>47.047</text:p>
          </table:table-cell>
          <table:table-cell table:number-columns-repeated="2"/>
          <table:table-cell table:formula="of:=COUNT([.G90:.K90])" office:value-type="float" office:value="1" calcext:value-type="float">
            <text:p>1</text:p>
          </table:table-cell>
          <table:table-cell office:value-type="float" office:value="47.047" calcext:value-type="float">
            <text:p>47.04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.G91:.K91])/[.F91]" office:value-type="float" office:value="45.111" calcext:value-type="float">
            <text:p>45.111</text:p>
          </table:table-cell>
          <table:table-cell table:number-columns-repeated="2"/>
          <table:table-cell table:formula="of:=COUNT([.G91:.K91])" office:value-type="float" office:value="1" calcext:value-type="float">
            <text:p>1</text:p>
          </table:table-cell>
          <table:table-cell office:value-type="float" office:value="45.111" calcext:value-type="float">
            <text:p>45.11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formula="of:=SUM([.G92:.K92])/[.F92]" office:value-type="float" office:value="45.775" calcext:value-type="float">
            <text:p>45.775</text:p>
          </table:table-cell>
          <table:table-cell table:number-columns-repeated="2"/>
          <table:table-cell table:formula="of:=COUNT([.G92:.K92])" office:value-type="float" office:value="1" calcext:value-type="float">
            <text:p>1</text:p>
          </table:table-cell>
          <table:table-cell office:value-type="float" office:value="45.775" calcext:value-type="float">
            <text:p>45.77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SUM([.G93:.K93])/[.F93]" office:value-type="float" office:value="46.209" calcext:value-type="float">
            <text:p>46.209</text:p>
          </table:table-cell>
          <table:table-cell table:number-columns-repeated="2"/>
          <table:table-cell table:formula="of:=COUNT([.G93:.K93])" office:value-type="float" office:value="1" calcext:value-type="float">
            <text:p>1</text:p>
          </table:table-cell>
          <table:table-cell office:value-type="float" office:value="46.209" calcext:value-type="float">
            <text:p>46.20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formula="of:=SUM([.G94:.K94])/[.F94]" office:value-type="float" office:value="45.515" calcext:value-type="float">
            <text:p>45.515</text:p>
          </table:table-cell>
          <table:table-cell table:number-columns-repeated="2"/>
          <table:table-cell table:formula="of:=COUNT([.G94:.K94])" office:value-type="float" office:value="1" calcext:value-type="float">
            <text:p>1</text:p>
          </table:table-cell>
          <table:table-cell office:value-type="float" office:value="45.515" calcext:value-type="float">
            <text:p>45.51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table:formula="of:=SUM([.G95:.K95])/[.F95]" office:value-type="float" office:value="49.703" calcext:value-type="float">
            <text:p>49.703</text:p>
          </table:table-cell>
          <table:table-cell table:number-columns-repeated="2"/>
          <table:table-cell table:formula="of:=COUNT([.G95:.K95])" office:value-type="float" office:value="1" calcext:value-type="float">
            <text:p>1</text:p>
          </table:table-cell>
          <table:table-cell office:value-type="float" office:value="49.703" calcext:value-type="float">
            <text:p>49.70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formula="of:=SUM([.G96:.K96])/[.F96]" office:value-type="float" office:value="50.659" calcext:value-type="float">
            <text:p>50.659</text:p>
          </table:table-cell>
          <table:table-cell table:number-columns-repeated="2"/>
          <table:table-cell table:formula="of:=COUNT([.G96:.K96])" office:value-type="float" office:value="1" calcext:value-type="float">
            <text:p>1</text:p>
          </table:table-cell>
          <table:table-cell office:value-type="float" office:value="50.659" calcext:value-type="float">
            <text:p>50.65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SUM([.G97:.K97])/[.F97]" office:value-type="float" office:value="53.876" calcext:value-type="float">
            <text:p>53.876</text:p>
          </table:table-cell>
          <table:table-cell table:number-columns-repeated="2"/>
          <table:table-cell table:formula="of:=COUNT([.G97:.K97])" office:value-type="float" office:value="1" calcext:value-type="float">
            <text:p>1</text:p>
          </table:table-cell>
          <table:table-cell office:value-type="float" office:value="53.876" calcext:value-type="float">
            <text:p>53.87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table:formula="of:=SUM([.G98:.K98])/[.F98]" office:value-type="float" office:value="56.27" calcext:value-type="float">
            <text:p>56.27</text:p>
          </table:table-cell>
          <table:table-cell table:number-columns-repeated="2"/>
          <table:table-cell table:formula="of:=COUNT([.G98:.K98])" office:value-type="float" office:value="1" calcext:value-type="float">
            <text:p>1</text:p>
          </table:table-cell>
          <table:table-cell office:value-type="float" office:value="56.27" calcext:value-type="float">
            <text:p>56.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table:formula="of:=SUM([.G99:.K99])/[.F99]" office:value-type="float" office:value="60.844" calcext:value-type="float">
            <text:p>60.844</text:p>
          </table:table-cell>
          <table:table-cell table:number-columns-repeated="2"/>
          <table:table-cell table:formula="of:=COUNT([.G99:.K99])" office:value-type="float" office:value="1" calcext:value-type="float">
            <text:p>1</text:p>
          </table:table-cell>
          <table:table-cell office:value-type="float" office:value="60.844" calcext:value-type="float">
            <text:p>60.84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table:formula="of:=SUM([.G100:.K100])/[.F100]" office:value-type="float" office:value="58.86" calcext:value-type="float">
            <text:p>58.86</text:p>
          </table:table-cell>
          <table:table-cell table:number-columns-repeated="2"/>
          <table:table-cell table:formula="of:=COUNT([.G100:.K100])" office:value-type="float" office:value="1" calcext:value-type="float">
            <text:p>1</text:p>
          </table:table-cell>
          <table:table-cell office:value-type="float" office:value="58.86" calcext:value-type="float">
            <text:p>58.8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SUM([.G101:.K101])/[.F101]" office:value-type="float" office:value="71.011" calcext:value-type="float">
            <text:p>71.011</text:p>
          </table:table-cell>
          <table:table-cell table:number-columns-repeated="2"/>
          <table:table-cell table:formula="of:=COUNT([.G101:.K101])" office:value-type="float" office:value="1" calcext:value-type="float">
            <text:p>1</text:p>
          </table:table-cell>
          <table:table-cell office:value-type="float" office:value="71.011" calcext:value-type="float">
            <text:p>71.01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SUM([.G102:.K102])/[.F102]" office:value-type="float" office:value="78.617" calcext:value-type="float">
            <text:p>78.617</text:p>
          </table:table-cell>
          <table:table-cell table:number-columns-repeated="2"/>
          <table:table-cell table:formula="of:=COUNT([.G102:.K102])" office:value-type="float" office:value="1" calcext:value-type="float">
            <text:p>1</text:p>
          </table:table-cell>
          <table:table-cell office:value-type="float" office:value="78.617" calcext:value-type="float">
            <text:p>78.61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SUM([.G103:.K103])/[.F103]" office:value-type="float" office:value="78.18" calcext:value-type="float">
            <text:p>78.18</text:p>
          </table:table-cell>
          <table:table-cell table:number-columns-repeated="2"/>
          <table:table-cell table:formula="of:=COUNT([.G103:.K103])" office:value-type="float" office:value="1" calcext:value-type="float">
            <text:p>1</text:p>
          </table:table-cell>
          <table:table-cell office:value-type="float" office:value="78.18" calcext:value-type="float">
            <text:p>78.1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formula="of:=SUM([.G104:.K104])/[.F104]" office:value-type="float" office:value="75.861" calcext:value-type="float">
            <text:p>75.861</text:p>
          </table:table-cell>
          <table:table-cell table:number-columns-repeated="2"/>
          <table:table-cell table:formula="of:=COUNT([.G104:.K104])" office:value-type="float" office:value="1" calcext:value-type="float">
            <text:p>1</text:p>
          </table:table-cell>
          <table:table-cell office:value-type="float" office:value="75.861" calcext:value-type="float">
            <text:p>75.86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table:formula="of:=SUM([.G105:.K105])/[.F105]" office:value-type="float" office:value="88.215" calcext:value-type="float">
            <text:p>88.215</text:p>
          </table:table-cell>
          <table:table-cell table:number-columns-repeated="2"/>
          <table:table-cell table:formula="of:=COUNT([.G105:.K105])" office:value-type="float" office:value="1" calcext:value-type="float">
            <text:p>1</text:p>
          </table:table-cell>
          <table:table-cell office:value-type="float" office:value="88.215" calcext:value-type="float">
            <text:p>88.21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formula="of:=SUM([.G106:.K106])/[.F106]" office:value-type="float" office:value="106.222" calcext:value-type="float">
            <text:p>106.222</text:p>
          </table:table-cell>
          <table:table-cell table:number-columns-repeated="2"/>
          <table:table-cell table:formula="of:=COUNT([.G106:.K106])" office:value-type="float" office:value="1" calcext:value-type="float">
            <text:p>1</text:p>
          </table:table-cell>
          <table:table-cell office:value-type="float" office:value="106.222" calcext:value-type="float">
            <text:p>106.2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SUM([.G107:.K107])/[.F107]" office:value-type="float" office:value="122.744" calcext:value-type="float">
            <text:p>122.744</text:p>
          </table:table-cell>
          <table:table-cell table:number-columns-repeated="2"/>
          <table:table-cell table:formula="of:=COUNT([.G107:.K107])" office:value-type="float" office:value="1" calcext:value-type="float">
            <text:p>1</text:p>
          </table:table-cell>
          <table:table-cell office:value-type="float" office:value="122.744" calcext:value-type="float">
            <text:p>122.7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" calcext:value-type="float">
            <text:p>60</text:p>
          </table:table-cell>
          <table:table-cell table:formula="of:=SUM([.G108:.K108])/[.F108]" office:value-type="float" office:value="139.763" calcext:value-type="float">
            <text:p>139.763</text:p>
          </table:table-cell>
          <table:table-cell table:number-columns-repeated="2"/>
          <table:table-cell table:formula="of:=COUNT([.G108:.K108])" office:value-type="float" office:value="1" calcext:value-type="float">
            <text:p>1</text:p>
          </table:table-cell>
          <table:table-cell office:value-type="float" office:value="139.763" calcext:value-type="float">
            <text:p>139.76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  <table:table-cell table:formula="of:=SUM([.G109:.K109])/[.F109]" office:value-type="float" office:value="217.197" calcext:value-type="float">
            <text:p>217.197</text:p>
          </table:table-cell>
          <table:table-cell table:number-columns-repeated="2"/>
          <table:table-cell table:formula="of:=COUNT([.G109:.K109])" office:value-type="float" office:value="1" calcext:value-type="float">
            <text:p>1</text:p>
          </table:table-cell>
          <table:table-cell office:value-type="float" office:value="217.197" calcext:value-type="float">
            <text:p>217.19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table:formula="of:=SUM([.G110:.K110])/[.F110]" office:value-type="float" office:value="203.182" calcext:value-type="float">
            <text:p>203.182</text:p>
          </table:table-cell>
          <table:table-cell table:number-columns-repeated="2"/>
          <table:table-cell table:formula="of:=COUNT([.G110:.K110])" office:value-type="float" office:value="1" calcext:value-type="float">
            <text:p>1</text:p>
          </table:table-cell>
          <table:table-cell office:value-type="float" office:value="203.182" calcext:value-type="float">
            <text:p>203.182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  <table:table-cell table:formula="of:=SUM([.G111:.K111])/[.F111]" office:value-type="float" office:value="263.677" calcext:value-type="float">
            <text:p>263.677</text:p>
          </table:table-cell>
          <table:table-cell table:number-columns-repeated="2"/>
          <table:table-cell table:formula="of:=COUNT([.G111:.K111])" office:value-type="float" office:value="1" calcext:value-type="float">
            <text:p>1</text:p>
          </table:table-cell>
          <table:table-cell office:value-type="float" office:value="263.677" calcext:value-type="float">
            <text:p>263.67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" calcext:value-type="float">
            <text:p>5</text:p>
          </table:table-cell>
          <table:table-cell table:formula="of:=SUM([.G112:.K112])/[.F112]" office:value-type="float" office:value="257.857" calcext:value-type="float">
            <text:p>257.857</text:p>
          </table:table-cell>
          <table:table-cell table:number-columns-repeated="2"/>
          <table:table-cell table:formula="of:=COUNT([.G112:.K112])" office:value-type="float" office:value="1" calcext:value-type="float">
            <text:p>1</text:p>
          </table:table-cell>
          <table:table-cell office:value-type="float" office:value="257.857" calcext:value-type="float">
            <text:p>257.85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formula="of:=SUM([.G113:.K113])/[.F113]" office:value-type="float" office:value="246.56" calcext:value-type="float">
            <text:p>246.56</text:p>
          </table:table-cell>
          <table:table-cell table:number-columns-repeated="2"/>
          <table:table-cell table:formula="of:=COUNT([.G113:.K113])" office:value-type="float" office:value="1" calcext:value-type="float">
            <text:p>1</text:p>
          </table:table-cell>
          <table:table-cell office:value-type="float" office:value="246.56" calcext:value-type="float">
            <text:p>246.56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20" calcext:value-type="float">
            <text:p>20</text:p>
          </table:table-cell>
          <table:table-cell table:formula="of:=SUM([.G114:.K114])/[.F114]" office:value-type="float" office:value="272.248" calcext:value-type="float">
            <text:p>272.248</text:p>
          </table:table-cell>
          <table:table-cell table:number-columns-repeated="2"/>
          <table:table-cell table:formula="of:=COUNT([.G114:.K114])" office:value-type="float" office:value="1" calcext:value-type="float">
            <text:p>1</text:p>
          </table:table-cell>
          <table:table-cell office:value-type="float" office:value="272.248" calcext:value-type="float">
            <text:p>272.248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30" calcext:value-type="float">
            <text:p>30</text:p>
          </table:table-cell>
          <table:table-cell table:formula="of:=SUM([.G115:.K115])/[.F115]" office:value-type="float" office:value="268.238" calcext:value-type="float">
            <text:p>268.238</text:p>
          </table:table-cell>
          <table:table-cell table:number-columns-repeated="2"/>
          <table:table-cell table:formula="of:=COUNT([.G115:.K115])" office:value-type="float" office:value="1" calcext:value-type="float">
            <text:p>1</text:p>
          </table:table-cell>
          <table:table-cell office:value-type="float" office:value="268.238" calcext:value-type="float">
            <text:p>268.238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40" calcext:value-type="float">
            <text:p>40</text:p>
          </table:table-cell>
          <table:table-cell table:formula="of:=SUM([.G116:.K116])/[.F116]" office:value-type="float" office:value="364.456" calcext:value-type="float">
            <text:p>364.456</text:p>
          </table:table-cell>
          <table:table-cell table:number-columns-repeated="2"/>
          <table:table-cell table:formula="of:=COUNT([.G116:.K116])" office:value-type="float" office:value="1" calcext:value-type="float">
            <text:p>1</text:p>
          </table:table-cell>
          <table:table-cell office:value-type="float" office:value="364.456" calcext:value-type="float">
            <text:p>364.456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formula="of:=SUM([.G117:.K117])/[.F117]" office:value-type="float" office:value="495.659" calcext:value-type="float">
            <text:p>495.659</text:p>
          </table:table-cell>
          <table:table-cell table:number-columns-repeated="2"/>
          <table:table-cell table:formula="of:=COUNT([.G117:.K117])" office:value-type="float" office:value="1" calcext:value-type="float">
            <text:p>1</text:p>
          </table:table-cell>
          <table:table-cell office:value-type="float" office:value="495.659" calcext:value-type="float">
            <text:p>495.659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60" calcext:value-type="float">
            <text:p>60</text:p>
          </table:table-cell>
          <table:table-cell table:formula="of:=SUM([.G118:.K118])/[.F118]" office:value-type="float" office:value="641.755" calcext:value-type="float">
            <text:p>641.755</text:p>
          </table:table-cell>
          <table:table-cell table:number-columns-repeated="2"/>
          <table:table-cell table:formula="of:=COUNT([.G118:.K118])" office:value-type="float" office:value="1" calcext:value-type="float">
            <text:p>1</text:p>
          </table:table-cell>
          <table:table-cell office:value-type="float" office:value="641.755" calcext:value-type="float">
            <text:p>641.755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70" calcext:value-type="float">
            <text:p>70</text:p>
          </table:table-cell>
          <table:table-cell table:formula="of:=SUM([.G119:.K119])/[.F119]" office:value-type="float" office:value="766.053" calcext:value-type="float">
            <text:p>766.053</text:p>
          </table:table-cell>
          <table:table-cell table:number-columns-repeated="2"/>
          <table:table-cell table:formula="of:=COUNT([.G119:.K119])" office:value-type="float" office:value="1" calcext:value-type="float">
            <text:p>1</text:p>
          </table:table-cell>
          <table:table-cell office:value-type="float" office:value="766.053" calcext:value-type="float">
            <text:p>766.053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80" calcext:value-type="float">
            <text:p>80</text:p>
          </table:table-cell>
          <table:table-cell table:formula="of:=SUM([.G120:.K120])/[.F120]" office:value-type="float" office:value="737.566" calcext:value-type="float">
            <text:p>737.566</text:p>
          </table:table-cell>
          <table:table-cell table:number-columns-repeated="2"/>
          <table:table-cell table:formula="of:=COUNT([.G120:.K120])" office:value-type="float" office:value="1" calcext:value-type="float">
            <text:p>1</text:p>
          </table:table-cell>
          <table:table-cell office:value-type="float" office:value="737.566" calcext:value-type="float">
            <text:p>737.566</text:p>
          </table:table-cell>
        </table:table-row>
      </table:table>
      <table:table table:name="csv" table:style-name="ta1">
        <table:table-column table:style-name="co4" table:number-columns-repeated="3" table:default-cell-style-name="Default"/>
        <table:table-row table:style-name="ro1">
          <table:table-cell table:formula="of:=[sim_results_bubble_1ns.A1]" office:value-type="float" office:value="0.000952380952380952" calcext:value-type="float">
            <text:p>0.000952381</text:p>
          </table:table-cell>
          <table:table-cell table:formula="of:=[sim_results_bubble_1ns.B1]" office:value-type="float" office:value="0" calcext:value-type="float">
            <text:p>0</text:p>
          </table:table-cell>
          <table:table-cell table:formula="of:=[sim_results_bubble_1ns.C1]" office:value-type="float" office:value="35.876" calcext:value-type="float">
            <text:p>35.876</text:p>
          </table:table-cell>
        </table:table-row>
        <table:table-row table:style-name="ro1">
          <table:table-cell table:formula="of:=[sim_results_bubble_1ns.A2]" office:value-type="float" office:value="0.000952380952380952" calcext:value-type="float">
            <text:p>0.000952381</text:p>
          </table:table-cell>
          <table:table-cell table:formula="of:=[sim_results_bubble_1ns.B2]" office:value-type="float" office:value="5" calcext:value-type="float">
            <text:p>5</text:p>
          </table:table-cell>
          <table:table-cell table:formula="of:=[sim_results_bubble_1ns.C2]" office:value-type="float" office:value="36.046" calcext:value-type="float">
            <text:p>36.046</text:p>
          </table:table-cell>
        </table:table-row>
        <table:table-row table:style-name="ro1">
          <table:table-cell table:formula="of:=[sim_results_bubble_1ns.A3]" office:value-type="float" office:value="0.000952380952380952" calcext:value-type="float">
            <text:p>0.000952381</text:p>
          </table:table-cell>
          <table:table-cell table:formula="of:=[sim_results_bubble_1ns.B3]" office:value-type="float" office:value="10" calcext:value-type="float">
            <text:p>10</text:p>
          </table:table-cell>
          <table:table-cell table:formula="of:=[sim_results_bubble_1ns.C3]" office:value-type="float" office:value="36.072" calcext:value-type="float">
            <text:p>36.072</text:p>
          </table:table-cell>
        </table:table-row>
        <table:table-row table:style-name="ro1">
          <table:table-cell table:formula="of:=[sim_results_bubble_1ns.A4]" office:value-type="float" office:value="0.000952380952380952" calcext:value-type="float">
            <text:p>0.000952381</text:p>
          </table:table-cell>
          <table:table-cell table:formula="of:=[sim_results_bubble_1ns.B4]" office:value-type="float" office:value="20" calcext:value-type="float">
            <text:p>20</text:p>
          </table:table-cell>
          <table:table-cell table:formula="of:=[sim_results_bubble_1ns.C4]" office:value-type="float" office:value="36.373" calcext:value-type="float">
            <text:p>36.373</text:p>
          </table:table-cell>
        </table:table-row>
        <table:table-row table:style-name="ro1">
          <table:table-cell table:formula="of:=[sim_results_bubble_1ns.A5]" office:value-type="float" office:value="0.000952380952380952" calcext:value-type="float">
            <text:p>0.000952381</text:p>
          </table:table-cell>
          <table:table-cell table:formula="of:=[sim_results_bubble_1ns.B5]" office:value-type="float" office:value="30" calcext:value-type="float">
            <text:p>30</text:p>
          </table:table-cell>
          <table:table-cell table:formula="of:=[sim_results_bubble_1ns.C5]" office:value-type="float" office:value="36.673" calcext:value-type="float">
            <text:p>36.673</text:p>
          </table:table-cell>
        </table:table-row>
        <table:table-row table:style-name="ro1">
          <table:table-cell table:formula="of:=[sim_results_bubble_1ns.A6]" office:value-type="float" office:value="0.000952380952380952" calcext:value-type="float">
            <text:p>0.000952381</text:p>
          </table:table-cell>
          <table:table-cell table:formula="of:=[sim_results_bubble_1ns.B6]" office:value-type="float" office:value="40" calcext:value-type="float">
            <text:p>40</text:p>
          </table:table-cell>
          <table:table-cell table:formula="of:=[sim_results_bubble_1ns.C6]" office:value-type="float" office:value="37.405" calcext:value-type="float">
            <text:p>37.405</text:p>
          </table:table-cell>
        </table:table-row>
        <table:table-row table:style-name="ro1">
          <table:table-cell table:formula="of:=[sim_results_bubble_1ns.A7]" office:value-type="float" office:value="0.000952380952380952" calcext:value-type="float">
            <text:p>0.000952381</text:p>
          </table:table-cell>
          <table:table-cell table:formula="of:=[sim_results_bubble_1ns.B7]" office:value-type="float" office:value="50" calcext:value-type="float">
            <text:p>50</text:p>
          </table:table-cell>
          <table:table-cell table:formula="of:=[sim_results_bubble_1ns.C7]" office:value-type="float" office:value="39.013" calcext:value-type="float">
            <text:p>39.013</text:p>
          </table:table-cell>
        </table:table-row>
        <table:table-row table:style-name="ro1">
          <table:table-cell table:formula="of:=[sim_results_bubble_1ns.A8]" office:value-type="float" office:value="0.000952380952380952" calcext:value-type="float">
            <text:p>0.000952381</text:p>
          </table:table-cell>
          <table:table-cell table:formula="of:=[sim_results_bubble_1ns.B8]" office:value-type="float" office:value="60" calcext:value-type="float">
            <text:p>60</text:p>
          </table:table-cell>
          <table:table-cell table:formula="of:=[sim_results_bubble_1ns.C8]" office:value-type="float" office:value="41.562" calcext:value-type="float">
            <text:p>41.562</text:p>
          </table:table-cell>
        </table:table-row>
        <table:table-row table:style-name="ro1">
          <table:table-cell table:formula="of:=[sim_results_bubble_1ns.A9]" office:value-type="float" office:value="0.000952380952380952" calcext:value-type="float">
            <text:p>0.000952381</text:p>
          </table:table-cell>
          <table:table-cell table:formula="of:=[sim_results_bubble_1ns.B9]" office:value-type="float" office:value="70" calcext:value-type="float">
            <text:p>70</text:p>
          </table:table-cell>
          <table:table-cell table:formula="of:=[sim_results_bubble_1ns.C9]" office:value-type="float" office:value="42.582" calcext:value-type="float">
            <text:p>42.582</text:p>
          </table:table-cell>
        </table:table-row>
        <table:table-row table:style-name="ro1">
          <table:table-cell table:formula="of:=[sim_results_bubble_1ns.A10]" office:value-type="float" office:value="0.000952380952380952" calcext:value-type="float">
            <text:p>0.000952381</text:p>
          </table:table-cell>
          <table:table-cell table:formula="of:=[sim_results_bubble_1ns.B10]" office:value-type="float" office:value="80" calcext:value-type="float">
            <text:p>80</text:p>
          </table:table-cell>
          <table:table-cell table:formula="of:=[sim_results_bubble_1ns.C10]" office:value-type="float" office:value="41.941" calcext:value-type="float">
            <text:p>41.941</text:p>
          </table:table-cell>
        </table:table-row>
        <table:table-row table:style-name="ro1">
          <table:table-cell table:formula="of:=[sim_results_bubble_1ns.A11]" office:value-type="float" office:value="0.00117647058823529" calcext:value-type="float">
            <text:p>0.0011764706</text:p>
          </table:table-cell>
          <table:table-cell table:formula="of:=[sim_results_bubble_1ns.B11]" office:value-type="float" office:value="0" calcext:value-type="float">
            <text:p>0</text:p>
          </table:table-cell>
          <table:table-cell table:formula="of:=[sim_results_bubble_1ns.C11]" office:value-type="float" office:value="34.539" calcext:value-type="float">
            <text:p>34.539</text:p>
          </table:table-cell>
        </table:table-row>
        <table:table-row table:style-name="ro1">
          <table:table-cell table:formula="of:=[sim_results_bubble_1ns.A12]" office:value-type="float" office:value="0.00117647058823529" calcext:value-type="float">
            <text:p>0.0011764706</text:p>
          </table:table-cell>
          <table:table-cell table:formula="of:=[sim_results_bubble_1ns.B12]" office:value-type="float" office:value="5" calcext:value-type="float">
            <text:p>5</text:p>
          </table:table-cell>
          <table:table-cell table:formula="of:=[sim_results_bubble_1ns.C12]" office:value-type="float" office:value="34.613" calcext:value-type="float">
            <text:p>34.613</text:p>
          </table:table-cell>
        </table:table-row>
        <table:table-row table:style-name="ro1">
          <table:table-cell table:formula="of:=[sim_results_bubble_1ns.A13]" office:value-type="float" office:value="0.00117647058823529" calcext:value-type="float">
            <text:p>0.0011764706</text:p>
          </table:table-cell>
          <table:table-cell table:formula="of:=[sim_results_bubble_1ns.B13]" office:value-type="float" office:value="10" calcext:value-type="float">
            <text:p>10</text:p>
          </table:table-cell>
          <table:table-cell table:formula="of:=[sim_results_bubble_1ns.C13]" office:value-type="float" office:value="34.885" calcext:value-type="float">
            <text:p>34.885</text:p>
          </table:table-cell>
        </table:table-row>
        <table:table-row table:style-name="ro1">
          <table:table-cell table:formula="of:=[sim_results_bubble_1ns.A14]" office:value-type="float" office:value="0.00117647058823529" calcext:value-type="float">
            <text:p>0.0011764706</text:p>
          </table:table-cell>
          <table:table-cell table:formula="of:=[sim_results_bubble_1ns.B14]" office:value-type="float" office:value="20" calcext:value-type="float">
            <text:p>20</text:p>
          </table:table-cell>
          <table:table-cell table:formula="of:=[sim_results_bubble_1ns.C14]" office:value-type="float" office:value="35.147" calcext:value-type="float">
            <text:p>35.147</text:p>
          </table:table-cell>
        </table:table-row>
        <table:table-row table:style-name="ro1">
          <table:table-cell table:formula="of:=[sim_results_bubble_1ns.A15]" office:value-type="float" office:value="0.00117647058823529" calcext:value-type="float">
            <text:p>0.0011764706</text:p>
          </table:table-cell>
          <table:table-cell table:formula="of:=[sim_results_bubble_1ns.B15]" office:value-type="float" office:value="30" calcext:value-type="float">
            <text:p>30</text:p>
          </table:table-cell>
          <table:table-cell table:formula="of:=[sim_results_bubble_1ns.C15]" office:value-type="float" office:value="35.377" calcext:value-type="float">
            <text:p>35.377</text:p>
          </table:table-cell>
        </table:table-row>
        <table:table-row table:style-name="ro1">
          <table:table-cell table:formula="of:=[sim_results_bubble_1ns.A16]" office:value-type="float" office:value="0.00117647058823529" calcext:value-type="float">
            <text:p>0.0011764706</text:p>
          </table:table-cell>
          <table:table-cell table:formula="of:=[sim_results_bubble_1ns.B16]" office:value-type="float" office:value="40" calcext:value-type="float">
            <text:p>40</text:p>
          </table:table-cell>
          <table:table-cell table:formula="of:=[sim_results_bubble_1ns.C16]" office:value-type="float" office:value="36.016" calcext:value-type="float">
            <text:p>36.016</text:p>
          </table:table-cell>
        </table:table-row>
        <table:table-row table:style-name="ro1">
          <table:table-cell table:formula="of:=[sim_results_bubble_1ns.A17]" office:value-type="float" office:value="0.00117647058823529" calcext:value-type="float">
            <text:p>0.0011764706</text:p>
          </table:table-cell>
          <table:table-cell table:formula="of:=[sim_results_bubble_1ns.B17]" office:value-type="float" office:value="50" calcext:value-type="float">
            <text:p>50</text:p>
          </table:table-cell>
          <table:table-cell table:formula="of:=[sim_results_bubble_1ns.C17]" office:value-type="float" office:value="37.586" calcext:value-type="float">
            <text:p>37.586</text:p>
          </table:table-cell>
        </table:table-row>
        <table:table-row table:style-name="ro1">
          <table:table-cell table:formula="of:=[sim_results_bubble_1ns.A18]" office:value-type="float" office:value="0.00117647058823529" calcext:value-type="float">
            <text:p>0.0011764706</text:p>
          </table:table-cell>
          <table:table-cell table:formula="of:=[sim_results_bubble_1ns.B18]" office:value-type="float" office:value="60" calcext:value-type="float">
            <text:p>60</text:p>
          </table:table-cell>
          <table:table-cell table:formula="of:=[sim_results_bubble_1ns.C18]" office:value-type="float" office:value="40.571" calcext:value-type="float">
            <text:p>40.571</text:p>
          </table:table-cell>
        </table:table-row>
        <table:table-row table:style-name="ro1">
          <table:table-cell table:formula="of:=[sim_results_bubble_1ns.A19]" office:value-type="float" office:value="0.00117647058823529" calcext:value-type="float">
            <text:p>0.0011764706</text:p>
          </table:table-cell>
          <table:table-cell table:formula="of:=[sim_results_bubble_1ns.B19]" office:value-type="float" office:value="70" calcext:value-type="float">
            <text:p>70</text:p>
          </table:table-cell>
          <table:table-cell table:formula="of:=[sim_results_bubble_1ns.C19]" office:value-type="float" office:value="41.115" calcext:value-type="float">
            <text:p>41.115</text:p>
          </table:table-cell>
        </table:table-row>
        <table:table-row table:style-name="ro1">
          <table:table-cell table:formula="of:=[sim_results_bubble_1ns.A20]" office:value-type="float" office:value="0.00117647058823529" calcext:value-type="float">
            <text:p>0.0011764706</text:p>
          </table:table-cell>
          <table:table-cell table:formula="of:=[sim_results_bubble_1ns.B20]" office:value-type="float" office:value="80" calcext:value-type="float">
            <text:p>80</text:p>
          </table:table-cell>
          <table:table-cell table:formula="of:=[sim_results_bubble_1ns.C20]" office:value-type="float" office:value="41.513" calcext:value-type="float">
            <text:p>41.513</text:p>
          </table:table-cell>
        </table:table-row>
        <table:table-row table:style-name="ro1">
          <table:table-cell table:formula="of:=[sim_results_bubble_1ns.A21]" office:value-type="float" office:value="0.00142857142857143" calcext:value-type="float">
            <text:p>0.0014285714</text:p>
          </table:table-cell>
          <table:table-cell table:formula="of:=[sim_results_bubble_1ns.B21]" office:value-type="float" office:value="0" calcext:value-type="float">
            <text:p>0</text:p>
          </table:table-cell>
          <table:table-cell table:formula="of:=[sim_results_bubble_1ns.C21]" office:value-type="float" office:value="33.769" calcext:value-type="float">
            <text:p>33.769</text:p>
          </table:table-cell>
        </table:table-row>
        <table:table-row table:style-name="ro1">
          <table:table-cell table:formula="of:=[sim_results_bubble_1ns.A22]" office:value-type="float" office:value="0.00142857142857143" calcext:value-type="float">
            <text:p>0.0014285714</text:p>
          </table:table-cell>
          <table:table-cell table:formula="of:=[sim_results_bubble_1ns.B22]" office:value-type="float" office:value="5" calcext:value-type="float">
            <text:p>5</text:p>
          </table:table-cell>
          <table:table-cell table:formula="of:=[sim_results_bubble_1ns.C22]" office:value-type="float" office:value="33.934" calcext:value-type="float">
            <text:p>33.934</text:p>
          </table:table-cell>
        </table:table-row>
        <table:table-row table:style-name="ro1">
          <table:table-cell table:formula="of:=[sim_results_bubble_1ns.A23]" office:value-type="float" office:value="0.00142857142857143" calcext:value-type="float">
            <text:p>0.0014285714</text:p>
          </table:table-cell>
          <table:table-cell table:formula="of:=[sim_results_bubble_1ns.B23]" office:value-type="float" office:value="10" calcext:value-type="float">
            <text:p>10</text:p>
          </table:table-cell>
          <table:table-cell table:formula="of:=[sim_results_bubble_1ns.C23]" office:value-type="float" office:value="34.013" calcext:value-type="float">
            <text:p>34.013</text:p>
          </table:table-cell>
        </table:table-row>
        <table:table-row table:style-name="ro1">
          <table:table-cell table:formula="of:=[sim_results_bubble_1ns.A24]" office:value-type="float" office:value="0.00142857142857143" calcext:value-type="float">
            <text:p>0.0014285714</text:p>
          </table:table-cell>
          <table:table-cell table:formula="of:=[sim_results_bubble_1ns.B24]" office:value-type="float" office:value="20" calcext:value-type="float">
            <text:p>20</text:p>
          </table:table-cell>
          <table:table-cell table:formula="of:=[sim_results_bubble_1ns.C24]" office:value-type="float" office:value="34.345" calcext:value-type="float">
            <text:p>34.345</text:p>
          </table:table-cell>
        </table:table-row>
        <table:table-row table:style-name="ro1">
          <table:table-cell table:formula="of:=[sim_results_bubble_1ns.A25]" office:value-type="float" office:value="0.00142857142857143" calcext:value-type="float">
            <text:p>0.0014285714</text:p>
          </table:table-cell>
          <table:table-cell table:formula="of:=[sim_results_bubble_1ns.B25]" office:value-type="float" office:value="30" calcext:value-type="float">
            <text:p>30</text:p>
          </table:table-cell>
          <table:table-cell table:formula="of:=[sim_results_bubble_1ns.C25]" office:value-type="float" office:value="34.563" calcext:value-type="float">
            <text:p>34.563</text:p>
          </table:table-cell>
        </table:table-row>
        <table:table-row table:style-name="ro1">
          <table:table-cell table:formula="of:=[sim_results_bubble_1ns.A26]" office:value-type="float" office:value="0.00142857142857143" calcext:value-type="float">
            <text:p>0.0014285714</text:p>
          </table:table-cell>
          <table:table-cell table:formula="of:=[sim_results_bubble_1ns.B26]" office:value-type="float" office:value="40" calcext:value-type="float">
            <text:p>40</text:p>
          </table:table-cell>
          <table:table-cell table:formula="of:=[sim_results_bubble_1ns.C26]" office:value-type="float" office:value="35.384" calcext:value-type="float">
            <text:p>35.384</text:p>
          </table:table-cell>
        </table:table-row>
        <table:table-row table:style-name="ro1">
          <table:table-cell table:formula="of:=[sim_results_bubble_1ns.A27]" office:value-type="float" office:value="0.00142857142857143" calcext:value-type="float">
            <text:p>0.0014285714</text:p>
          </table:table-cell>
          <table:table-cell table:formula="of:=[sim_results_bubble_1ns.B27]" office:value-type="float" office:value="50" calcext:value-type="float">
            <text:p>50</text:p>
          </table:table-cell>
          <table:table-cell table:formula="of:=[sim_results_bubble_1ns.C27]" office:value-type="float" office:value="36.633" calcext:value-type="float">
            <text:p>36.633</text:p>
          </table:table-cell>
        </table:table-row>
        <table:table-row table:style-name="ro1">
          <table:table-cell table:formula="of:=[sim_results_bubble_1ns.A28]" office:value-type="float" office:value="0.00142857142857143" calcext:value-type="float">
            <text:p>0.0014285714</text:p>
          </table:table-cell>
          <table:table-cell table:formula="of:=[sim_results_bubble_1ns.B28]" office:value-type="float" office:value="60" calcext:value-type="float">
            <text:p>60</text:p>
          </table:table-cell>
          <table:table-cell table:formula="of:=[sim_results_bubble_1ns.C28]" office:value-type="float" office:value="40.004" calcext:value-type="float">
            <text:p>40.004</text:p>
          </table:table-cell>
        </table:table-row>
        <table:table-row table:style-name="ro1">
          <table:table-cell table:formula="of:=[sim_results_bubble_1ns.A29]" office:value-type="float" office:value="0.00142857142857143" calcext:value-type="float">
            <text:p>0.0014285714</text:p>
          </table:table-cell>
          <table:table-cell table:formula="of:=[sim_results_bubble_1ns.B29]" office:value-type="float" office:value="70" calcext:value-type="float">
            <text:p>70</text:p>
          </table:table-cell>
          <table:table-cell table:formula="of:=[sim_results_bubble_1ns.C29]" office:value-type="float" office:value="40.93" calcext:value-type="float">
            <text:p>40.93</text:p>
          </table:table-cell>
        </table:table-row>
        <table:table-row table:style-name="ro1">
          <table:table-cell table:formula="of:=[sim_results_bubble_1ns.A30]" office:value-type="float" office:value="0.00142857142857143" calcext:value-type="float">
            <text:p>0.0014285714</text:p>
          </table:table-cell>
          <table:table-cell table:formula="of:=[sim_results_bubble_1ns.B30]" office:value-type="float" office:value="80" calcext:value-type="float">
            <text:p>80</text:p>
          </table:table-cell>
          <table:table-cell table:formula="of:=[sim_results_bubble_1ns.C30]" office:value-type="float" office:value="39.917" calcext:value-type="float">
            <text:p>39.917</text:p>
          </table:table-cell>
        </table:table-row>
        <table:table-row table:style-name="ro1">
          <table:table-cell table:formula="of:=[sim_results_bubble_1ns.A31]" office:value-type="float" office:value="0.00181818181818182" calcext:value-type="float">
            <text:p>0.0018181818</text:p>
          </table:table-cell>
          <table:table-cell table:formula="of:=[sim_results_bubble_1ns.B31]" office:value-type="float" office:value="0" calcext:value-type="float">
            <text:p>0</text:p>
          </table:table-cell>
          <table:table-cell table:formula="of:=[sim_results_bubble_1ns.C31]" office:value-type="float" office:value="35.035" calcext:value-type="float">
            <text:p>35.035</text:p>
          </table:table-cell>
        </table:table-row>
        <table:table-row table:style-name="ro1">
          <table:table-cell table:formula="of:=[sim_results_bubble_1ns.A32]" office:value-type="float" office:value="0.00181818181818182" calcext:value-type="float">
            <text:p>0.0018181818</text:p>
          </table:table-cell>
          <table:table-cell table:formula="of:=[sim_results_bubble_1ns.B32]" office:value-type="float" office:value="5" calcext:value-type="float">
            <text:p>5</text:p>
          </table:table-cell>
          <table:table-cell table:formula="of:=[sim_results_bubble_1ns.C32]" office:value-type="float" office:value="35.118" calcext:value-type="float">
            <text:p>35.118</text:p>
          </table:table-cell>
        </table:table-row>
        <table:table-row table:style-name="ro1">
          <table:table-cell table:formula="of:=[sim_results_bubble_1ns.A33]" office:value-type="float" office:value="0.00181818181818182" calcext:value-type="float">
            <text:p>0.0018181818</text:p>
          </table:table-cell>
          <table:table-cell table:formula="of:=[sim_results_bubble_1ns.B33]" office:value-type="float" office:value="10" calcext:value-type="float">
            <text:p>10</text:p>
          </table:table-cell>
          <table:table-cell table:formula="of:=[sim_results_bubble_1ns.C33]" office:value-type="float" office:value="35.304" calcext:value-type="float">
            <text:p>35.304</text:p>
          </table:table-cell>
        </table:table-row>
        <table:table-row table:style-name="ro1">
          <table:table-cell table:formula="of:=[sim_results_bubble_1ns.A34]" office:value-type="float" office:value="0.00181818181818182" calcext:value-type="float">
            <text:p>0.0018181818</text:p>
          </table:table-cell>
          <table:table-cell table:formula="of:=[sim_results_bubble_1ns.B34]" office:value-type="float" office:value="20" calcext:value-type="float">
            <text:p>20</text:p>
          </table:table-cell>
          <table:table-cell table:formula="of:=[sim_results_bubble_1ns.C34]" office:value-type="float" office:value="35.512" calcext:value-type="float">
            <text:p>35.512</text:p>
          </table:table-cell>
        </table:table-row>
        <table:table-row table:style-name="ro1">
          <table:table-cell table:formula="of:=[sim_results_bubble_1ns.A35]" office:value-type="float" office:value="0.00181818181818182" calcext:value-type="float">
            <text:p>0.0018181818</text:p>
          </table:table-cell>
          <table:table-cell table:formula="of:=[sim_results_bubble_1ns.B35]" office:value-type="float" office:value="30" calcext:value-type="float">
            <text:p>30</text:p>
          </table:table-cell>
          <table:table-cell table:formula="of:=[sim_results_bubble_1ns.C35]" office:value-type="float" office:value="35.893" calcext:value-type="float">
            <text:p>35.893</text:p>
          </table:table-cell>
        </table:table-row>
        <table:table-row table:style-name="ro1">
          <table:table-cell table:formula="of:=[sim_results_bubble_1ns.A36]" office:value-type="float" office:value="0.00181818181818182" calcext:value-type="float">
            <text:p>0.0018181818</text:p>
          </table:table-cell>
          <table:table-cell table:formula="of:=[sim_results_bubble_1ns.B36]" office:value-type="float" office:value="40" calcext:value-type="float">
            <text:p>40</text:p>
          </table:table-cell>
          <table:table-cell table:formula="of:=[sim_results_bubble_1ns.C36]" office:value-type="float" office:value="36.716" calcext:value-type="float">
            <text:p>36.716</text:p>
          </table:table-cell>
        </table:table-row>
        <table:table-row table:style-name="ro1">
          <table:table-cell table:formula="of:=[sim_results_bubble_1ns.A37]" office:value-type="float" office:value="0.00181818181818182" calcext:value-type="float">
            <text:p>0.0018181818</text:p>
          </table:table-cell>
          <table:table-cell table:formula="of:=[sim_results_bubble_1ns.B37]" office:value-type="float" office:value="50" calcext:value-type="float">
            <text:p>50</text:p>
          </table:table-cell>
          <table:table-cell table:formula="of:=[sim_results_bubble_1ns.C37]" office:value-type="float" office:value="38.149" calcext:value-type="float">
            <text:p>38.149</text:p>
          </table:table-cell>
        </table:table-row>
        <table:table-row table:style-name="ro1">
          <table:table-cell table:formula="of:=[sim_results_bubble_1ns.A38]" office:value-type="float" office:value="0.00181818181818182" calcext:value-type="float">
            <text:p>0.0018181818</text:p>
          </table:table-cell>
          <table:table-cell table:formula="of:=[sim_results_bubble_1ns.B38]" office:value-type="float" office:value="60" calcext:value-type="float">
            <text:p>60</text:p>
          </table:table-cell>
          <table:table-cell table:formula="of:=[sim_results_bubble_1ns.C38]" office:value-type="float" office:value="40.931" calcext:value-type="float">
            <text:p>40.931</text:p>
          </table:table-cell>
        </table:table-row>
        <table:table-row table:style-name="ro1">
          <table:table-cell table:formula="of:=[sim_results_bubble_1ns.A39]" office:value-type="float" office:value="0.00181818181818182" calcext:value-type="float">
            <text:p>0.0018181818</text:p>
          </table:table-cell>
          <table:table-cell table:formula="of:=[sim_results_bubble_1ns.B39]" office:value-type="float" office:value="70" calcext:value-type="float">
            <text:p>70</text:p>
          </table:table-cell>
          <table:table-cell table:formula="of:=[sim_results_bubble_1ns.C39]" office:value-type="float" office:value="42.405" calcext:value-type="float">
            <text:p>42.405</text:p>
          </table:table-cell>
        </table:table-row>
        <table:table-row table:style-name="ro1">
          <table:table-cell table:formula="of:=[sim_results_bubble_1ns.A40]" office:value-type="float" office:value="0.00181818181818182" calcext:value-type="float">
            <text:p>0.0018181818</text:p>
          </table:table-cell>
          <table:table-cell table:formula="of:=[sim_results_bubble_1ns.B40]" office:value-type="float" office:value="80" calcext:value-type="float">
            <text:p>80</text:p>
          </table:table-cell>
          <table:table-cell table:formula="of:=[sim_results_bubble_1ns.C40]" office:value-type="float" office:value="40.889" calcext:value-type="float">
            <text:p>40.889</text:p>
          </table:table-cell>
        </table:table-row>
        <table:table-row table:style-name="ro1">
          <table:table-cell table:formula="of:=[sim_results_bubble_1ns.A41]" office:value-type="float" office:value="0.00222222222222222" calcext:value-type="float">
            <text:p>0.0022222222</text:p>
          </table:table-cell>
          <table:table-cell table:formula="of:=[sim_results_bubble_1ns.B41]" office:value-type="float" office:value="0" calcext:value-type="float">
            <text:p>0</text:p>
          </table:table-cell>
          <table:table-cell table:formula="of:=[sim_results_bubble_1ns.C41]" office:value-type="float" office:value="34.943" calcext:value-type="float">
            <text:p>34.943</text:p>
          </table:table-cell>
        </table:table-row>
        <table:table-row table:style-name="ro1">
          <table:table-cell table:formula="of:=[sim_results_bubble_1ns.A42]" office:value-type="float" office:value="0.00222222222222222" calcext:value-type="float">
            <text:p>0.0022222222</text:p>
          </table:table-cell>
          <table:table-cell table:formula="of:=[sim_results_bubble_1ns.B42]" office:value-type="float" office:value="5" calcext:value-type="float">
            <text:p>5</text:p>
          </table:table-cell>
          <table:table-cell table:formula="of:=[sim_results_bubble_1ns.C42]" office:value-type="float" office:value="35.102" calcext:value-type="float">
            <text:p>35.102</text:p>
          </table:table-cell>
        </table:table-row>
        <table:table-row table:style-name="ro1">
          <table:table-cell table:formula="of:=[sim_results_bubble_1ns.A43]" office:value-type="float" office:value="0.00222222222222222" calcext:value-type="float">
            <text:p>0.0022222222</text:p>
          </table:table-cell>
          <table:table-cell table:formula="of:=[sim_results_bubble_1ns.B43]" office:value-type="float" office:value="10" calcext:value-type="float">
            <text:p>10</text:p>
          </table:table-cell>
          <table:table-cell table:formula="of:=[sim_results_bubble_1ns.C43]" office:value-type="float" office:value="35.238" calcext:value-type="float">
            <text:p>35.238</text:p>
          </table:table-cell>
        </table:table-row>
        <table:table-row table:style-name="ro1">
          <table:table-cell table:formula="of:=[sim_results_bubble_1ns.A44]" office:value-type="float" office:value="0.00222222222222222" calcext:value-type="float">
            <text:p>0.0022222222</text:p>
          </table:table-cell>
          <table:table-cell table:formula="of:=[sim_results_bubble_1ns.B44]" office:value-type="float" office:value="20" calcext:value-type="float">
            <text:p>20</text:p>
          </table:table-cell>
          <table:table-cell table:formula="of:=[sim_results_bubble_1ns.C44]" office:value-type="float" office:value="35.51" calcext:value-type="float">
            <text:p>35.51</text:p>
          </table:table-cell>
        </table:table-row>
        <table:table-row table:style-name="ro1">
          <table:table-cell table:formula="of:=[sim_results_bubble_1ns.A45]" office:value-type="float" office:value="0.00222222222222222" calcext:value-type="float">
            <text:p>0.0022222222</text:p>
          </table:table-cell>
          <table:table-cell table:formula="of:=[sim_results_bubble_1ns.B45]" office:value-type="float" office:value="30" calcext:value-type="float">
            <text:p>30</text:p>
          </table:table-cell>
          <table:table-cell table:formula="of:=[sim_results_bubble_1ns.C45]" office:value-type="float" office:value="35.833" calcext:value-type="float">
            <text:p>35.833</text:p>
          </table:table-cell>
        </table:table-row>
        <table:table-row table:style-name="ro1">
          <table:table-cell table:formula="of:=[sim_results_bubble_1ns.A46]" office:value-type="float" office:value="0.00222222222222222" calcext:value-type="float">
            <text:p>0.0022222222</text:p>
          </table:table-cell>
          <table:table-cell table:formula="of:=[sim_results_bubble_1ns.B46]" office:value-type="float" office:value="40" calcext:value-type="float">
            <text:p>40</text:p>
          </table:table-cell>
          <table:table-cell table:formula="of:=[sim_results_bubble_1ns.C46]" office:value-type="float" office:value="36.36" calcext:value-type="float">
            <text:p>36.36</text:p>
          </table:table-cell>
        </table:table-row>
        <table:table-row table:style-name="ro1">
          <table:table-cell table:formula="of:=[sim_results_bubble_1ns.A47]" office:value-type="float" office:value="0.00222222222222222" calcext:value-type="float">
            <text:p>0.0022222222</text:p>
          </table:table-cell>
          <table:table-cell table:formula="of:=[sim_results_bubble_1ns.B47]" office:value-type="float" office:value="50" calcext:value-type="float">
            <text:p>50</text:p>
          </table:table-cell>
          <table:table-cell table:formula="of:=[sim_results_bubble_1ns.C47]" office:value-type="float" office:value="38.552" calcext:value-type="float">
            <text:p>38.552</text:p>
          </table:table-cell>
        </table:table-row>
        <table:table-row table:style-name="ro1">
          <table:table-cell table:formula="of:=[sim_results_bubble_1ns.A48]" office:value-type="float" office:value="0.00222222222222222" calcext:value-type="float">
            <text:p>0.0022222222</text:p>
          </table:table-cell>
          <table:table-cell table:formula="of:=[sim_results_bubble_1ns.B48]" office:value-type="float" office:value="60" calcext:value-type="float">
            <text:p>60</text:p>
          </table:table-cell>
          <table:table-cell table:formula="of:=[sim_results_bubble_1ns.C48]" office:value-type="float" office:value="41.108" calcext:value-type="float">
            <text:p>41.108</text:p>
          </table:table-cell>
        </table:table-row>
        <table:table-row table:style-name="ro1">
          <table:table-cell table:formula="of:=[sim_results_bubble_1ns.A49]" office:value-type="float" office:value="0.00222222222222222" calcext:value-type="float">
            <text:p>0.0022222222</text:p>
          </table:table-cell>
          <table:table-cell table:formula="of:=[sim_results_bubble_1ns.B49]" office:value-type="float" office:value="70" calcext:value-type="float">
            <text:p>70</text:p>
          </table:table-cell>
          <table:table-cell table:formula="of:=[sim_results_bubble_1ns.C49]" office:value-type="float" office:value="42.224" calcext:value-type="float">
            <text:p>42.224</text:p>
          </table:table-cell>
        </table:table-row>
        <table:table-row table:style-name="ro1">
          <table:table-cell table:formula="of:=[sim_results_bubble_1ns.A50]" office:value-type="float" office:value="0.00222222222222222" calcext:value-type="float">
            <text:p>0.0022222222</text:p>
          </table:table-cell>
          <table:table-cell table:formula="of:=[sim_results_bubble_1ns.B50]" office:value-type="float" office:value="80" calcext:value-type="float">
            <text:p>80</text:p>
          </table:table-cell>
          <table:table-cell table:formula="of:=[sim_results_bubble_1ns.C50]" office:value-type="float" office:value="41.493" calcext:value-type="float">
            <text:p>41.493</text:p>
          </table:table-cell>
        </table:table-row>
        <table:table-row table:style-name="ro1">
          <table:table-cell table:formula="of:=[sim_results_bubble_1ns.A51]" office:value-type="float" office:value="0.00285714285714286" calcext:value-type="float">
            <text:p>0.0028571429</text:p>
          </table:table-cell>
          <table:table-cell table:formula="of:=[sim_results_bubble_1ns.B51]" office:value-type="float" office:value="0" calcext:value-type="float">
            <text:p>0</text:p>
          </table:table-cell>
          <table:table-cell table:formula="of:=[sim_results_bubble_1ns.C51]" office:value-type="float" office:value="33.324" calcext:value-type="float">
            <text:p>33.324</text:p>
          </table:table-cell>
        </table:table-row>
        <table:table-row table:style-name="ro1">
          <table:table-cell table:formula="of:=[sim_results_bubble_1ns.A52]" office:value-type="float" office:value="0.00285714285714286" calcext:value-type="float">
            <text:p>0.0028571429</text:p>
          </table:table-cell>
          <table:table-cell table:formula="of:=[sim_results_bubble_1ns.B52]" office:value-type="float" office:value="5" calcext:value-type="float">
            <text:p>5</text:p>
          </table:table-cell>
          <table:table-cell table:formula="of:=[sim_results_bubble_1ns.C52]" office:value-type="float" office:value="33.464" calcext:value-type="float">
            <text:p>33.464</text:p>
          </table:table-cell>
        </table:table-row>
        <table:table-row table:style-name="ro1">
          <table:table-cell table:formula="of:=[sim_results_bubble_1ns.A53]" office:value-type="float" office:value="0.00285714285714286" calcext:value-type="float">
            <text:p>0.0028571429</text:p>
          </table:table-cell>
          <table:table-cell table:formula="of:=[sim_results_bubble_1ns.B53]" office:value-type="float" office:value="10" calcext:value-type="float">
            <text:p>10</text:p>
          </table:table-cell>
          <table:table-cell table:formula="of:=[sim_results_bubble_1ns.C53]" office:value-type="float" office:value="33.565" calcext:value-type="float">
            <text:p>33.565</text:p>
          </table:table-cell>
        </table:table-row>
        <table:table-row table:style-name="ro1">
          <table:table-cell table:formula="of:=[sim_results_bubble_1ns.A54]" office:value-type="float" office:value="0.00285714285714286" calcext:value-type="float">
            <text:p>0.0028571429</text:p>
          </table:table-cell>
          <table:table-cell table:formula="of:=[sim_results_bubble_1ns.B54]" office:value-type="float" office:value="20" calcext:value-type="float">
            <text:p>20</text:p>
          </table:table-cell>
          <table:table-cell table:formula="of:=[sim_results_bubble_1ns.C54]" office:value-type="float" office:value="33.972" calcext:value-type="float">
            <text:p>33.972</text:p>
          </table:table-cell>
        </table:table-row>
        <table:table-row table:style-name="ro1">
          <table:table-cell table:formula="of:=[sim_results_bubble_1ns.A55]" office:value-type="float" office:value="0.00285714285714286" calcext:value-type="float">
            <text:p>0.0028571429</text:p>
          </table:table-cell>
          <table:table-cell table:formula="of:=[sim_results_bubble_1ns.B55]" office:value-type="float" office:value="30" calcext:value-type="float">
            <text:p>30</text:p>
          </table:table-cell>
          <table:table-cell table:formula="of:=[sim_results_bubble_1ns.C55]" office:value-type="float" office:value="34.103" calcext:value-type="float">
            <text:p>34.103</text:p>
          </table:table-cell>
        </table:table-row>
        <table:table-row table:style-name="ro1">
          <table:table-cell table:formula="of:=[sim_results_bubble_1ns.A56]" office:value-type="float" office:value="0.00285714285714286" calcext:value-type="float">
            <text:p>0.0028571429</text:p>
          </table:table-cell>
          <table:table-cell table:formula="of:=[sim_results_bubble_1ns.B56]" office:value-type="float" office:value="40" calcext:value-type="float">
            <text:p>40</text:p>
          </table:table-cell>
          <table:table-cell table:formula="of:=[sim_results_bubble_1ns.C56]" office:value-type="float" office:value="35.061" calcext:value-type="float">
            <text:p>35.061</text:p>
          </table:table-cell>
        </table:table-row>
        <table:table-row table:style-name="ro1">
          <table:table-cell table:formula="of:=[sim_results_bubble_1ns.A57]" office:value-type="float" office:value="0.00285714285714286" calcext:value-type="float">
            <text:p>0.0028571429</text:p>
          </table:table-cell>
          <table:table-cell table:formula="of:=[sim_results_bubble_1ns.B57]" office:value-type="float" office:value="50" calcext:value-type="float">
            <text:p>50</text:p>
          </table:table-cell>
          <table:table-cell table:formula="of:=[sim_results_bubble_1ns.C57]" office:value-type="float" office:value="36.729" calcext:value-type="float">
            <text:p>36.729</text:p>
          </table:table-cell>
        </table:table-row>
        <table:table-row table:style-name="ro1">
          <table:table-cell table:formula="of:=[sim_results_bubble_1ns.A58]" office:value-type="float" office:value="0.00285714285714286" calcext:value-type="float">
            <text:p>0.0028571429</text:p>
          </table:table-cell>
          <table:table-cell table:formula="of:=[sim_results_bubble_1ns.B58]" office:value-type="float" office:value="60" calcext:value-type="float">
            <text:p>60</text:p>
          </table:table-cell>
          <table:table-cell table:formula="of:=[sim_results_bubble_1ns.C58]" office:value-type="float" office:value="39.705" calcext:value-type="float">
            <text:p>39.705</text:p>
          </table:table-cell>
        </table:table-row>
        <table:table-row table:style-name="ro1">
          <table:table-cell table:formula="of:=[sim_results_bubble_1ns.A59]" office:value-type="float" office:value="0.00285714285714286" calcext:value-type="float">
            <text:p>0.0028571429</text:p>
          </table:table-cell>
          <table:table-cell table:formula="of:=[sim_results_bubble_1ns.B59]" office:value-type="float" office:value="70" calcext:value-type="float">
            <text:p>70</text:p>
          </table:table-cell>
          <table:table-cell table:formula="of:=[sim_results_bubble_1ns.C59]" office:value-type="float" office:value="40.72" calcext:value-type="float">
            <text:p>40.72</text:p>
          </table:table-cell>
        </table:table-row>
        <table:table-row table:style-name="ro1">
          <table:table-cell table:formula="of:=[sim_results_bubble_1ns.A60]" office:value-type="float" office:value="0.00285714285714286" calcext:value-type="float">
            <text:p>0.0028571429</text:p>
          </table:table-cell>
          <table:table-cell table:formula="of:=[sim_results_bubble_1ns.B60]" office:value-type="float" office:value="80" calcext:value-type="float">
            <text:p>80</text:p>
          </table:table-cell>
          <table:table-cell table:formula="of:=[sim_results_bubble_1ns.C60]" office:value-type="float" office:value="39.923" calcext:value-type="float">
            <text:p>39.923</text:p>
          </table:table-cell>
        </table:table-row>
        <table:table-row table:style-name="ro1">
          <table:table-cell table:formula="of:=[sim_results_bubble_1ns.A61]" office:value-type="float" office:value="0.004" calcext:value-type="float">
            <text:p>0.004</text:p>
          </table:table-cell>
          <table:table-cell table:formula="of:=[sim_results_bubble_1ns.B61]" office:value-type="float" office:value="0" calcext:value-type="float">
            <text:p>0</text:p>
          </table:table-cell>
          <table:table-cell table:formula="of:=[sim_results_bubble_1ns.C61]" office:value-type="float" office:value="35.809" calcext:value-type="float">
            <text:p>35.809</text:p>
          </table:table-cell>
        </table:table-row>
        <table:table-row table:style-name="ro1">
          <table:table-cell table:formula="of:=[sim_results_bubble_1ns.A62]" office:value-type="float" office:value="0.004" calcext:value-type="float">
            <text:p>0.004</text:p>
          </table:table-cell>
          <table:table-cell table:formula="of:=[sim_results_bubble_1ns.B62]" office:value-type="float" office:value="5" calcext:value-type="float">
            <text:p>5</text:p>
          </table:table-cell>
          <table:table-cell table:formula="of:=[sim_results_bubble_1ns.C62]" office:value-type="float" office:value="35.959" calcext:value-type="float">
            <text:p>35.959</text:p>
          </table:table-cell>
        </table:table-row>
        <table:table-row table:style-name="ro1">
          <table:table-cell table:formula="of:=[sim_results_bubble_1ns.A63]" office:value-type="float" office:value="0.004" calcext:value-type="float">
            <text:p>0.004</text:p>
          </table:table-cell>
          <table:table-cell table:formula="of:=[sim_results_bubble_1ns.B63]" office:value-type="float" office:value="10" calcext:value-type="float">
            <text:p>10</text:p>
          </table:table-cell>
          <table:table-cell table:formula="of:=[sim_results_bubble_1ns.C63]" office:value-type="float" office:value="35.734" calcext:value-type="float">
            <text:p>35.734</text:p>
          </table:table-cell>
        </table:table-row>
        <table:table-row table:style-name="ro1">
          <table:table-cell table:formula="of:=[sim_results_bubble_1ns.A64]" office:value-type="float" office:value="0.004" calcext:value-type="float">
            <text:p>0.004</text:p>
          </table:table-cell>
          <table:table-cell table:formula="of:=[sim_results_bubble_1ns.B64]" office:value-type="float" office:value="20" calcext:value-type="float">
            <text:p>20</text:p>
          </table:table-cell>
          <table:table-cell table:formula="of:=[sim_results_bubble_1ns.C64]" office:value-type="float" office:value="36.197" calcext:value-type="float">
            <text:p>36.197</text:p>
          </table:table-cell>
        </table:table-row>
        <table:table-row table:style-name="ro1">
          <table:table-cell table:formula="of:=[sim_results_bubble_1ns.A65]" office:value-type="float" office:value="0.004" calcext:value-type="float">
            <text:p>0.004</text:p>
          </table:table-cell>
          <table:table-cell table:formula="of:=[sim_results_bubble_1ns.B65]" office:value-type="float" office:value="30" calcext:value-type="float">
            <text:p>30</text:p>
          </table:table-cell>
          <table:table-cell table:formula="of:=[sim_results_bubble_1ns.C65]" office:value-type="float" office:value="36.638" calcext:value-type="float">
            <text:p>36.638</text:p>
          </table:table-cell>
        </table:table-row>
        <table:table-row table:style-name="ro1">
          <table:table-cell table:formula="of:=[sim_results_bubble_1ns.A66]" office:value-type="float" office:value="0.004" calcext:value-type="float">
            <text:p>0.004</text:p>
          </table:table-cell>
          <table:table-cell table:formula="of:=[sim_results_bubble_1ns.B66]" office:value-type="float" office:value="40" calcext:value-type="float">
            <text:p>40</text:p>
          </table:table-cell>
          <table:table-cell table:formula="of:=[sim_results_bubble_1ns.C66]" office:value-type="float" office:value="37.191" calcext:value-type="float">
            <text:p>37.191</text:p>
          </table:table-cell>
        </table:table-row>
        <table:table-row table:style-name="ro1">
          <table:table-cell table:formula="of:=[sim_results_bubble_1ns.A67]" office:value-type="float" office:value="0.004" calcext:value-type="float">
            <text:p>0.004</text:p>
          </table:table-cell>
          <table:table-cell table:formula="of:=[sim_results_bubble_1ns.B67]" office:value-type="float" office:value="50" calcext:value-type="float">
            <text:p>50</text:p>
          </table:table-cell>
          <table:table-cell table:formula="of:=[sim_results_bubble_1ns.C67]" office:value-type="float" office:value="39.178" calcext:value-type="float">
            <text:p>39.178</text:p>
          </table:table-cell>
        </table:table-row>
        <table:table-row table:style-name="ro1">
          <table:table-cell table:formula="of:=[sim_results_bubble_1ns.A68]" office:value-type="float" office:value="0.004" calcext:value-type="float">
            <text:p>0.004</text:p>
          </table:table-cell>
          <table:table-cell table:formula="of:=[sim_results_bubble_1ns.B68]" office:value-type="float" office:value="60" calcext:value-type="float">
            <text:p>60</text:p>
          </table:table-cell>
          <table:table-cell table:formula="of:=[sim_results_bubble_1ns.C68]" office:value-type="float" office:value="42.131" calcext:value-type="float">
            <text:p>42.131</text:p>
          </table:table-cell>
        </table:table-row>
        <table:table-row table:style-name="ro1">
          <table:table-cell table:formula="of:=[sim_results_bubble_1ns.A69]" office:value-type="float" office:value="0.004" calcext:value-type="float">
            <text:p>0.004</text:p>
          </table:table-cell>
          <table:table-cell table:formula="of:=[sim_results_bubble_1ns.B69]" office:value-type="float" office:value="70" calcext:value-type="float">
            <text:p>70</text:p>
          </table:table-cell>
          <table:table-cell table:formula="of:=[sim_results_bubble_1ns.C69]" office:value-type="float" office:value="45.45" calcext:value-type="float">
            <text:p>45.45</text:p>
          </table:table-cell>
        </table:table-row>
        <table:table-row table:style-name="ro1">
          <table:table-cell table:formula="of:=[sim_results_bubble_1ns.A70]" office:value-type="float" office:value="0.004" calcext:value-type="float">
            <text:p>0.004</text:p>
          </table:table-cell>
          <table:table-cell table:formula="of:=[sim_results_bubble_1ns.B70]" office:value-type="float" office:value="80" calcext:value-type="float">
            <text:p>80</text:p>
          </table:table-cell>
          <table:table-cell table:formula="of:=[sim_results_bubble_1ns.C70]" office:value-type="float" office:value="43.047" calcext:value-type="float">
            <text:p>43.047</text:p>
          </table:table-cell>
        </table:table-row>
        <table:table-row table:style-name="ro1">
          <table:table-cell table:formula="of:=[sim_results_bubble_1ns.A71]" office:value-type="float" office:value="0.005" calcext:value-type="float">
            <text:p>0.005</text:p>
          </table:table-cell>
          <table:table-cell table:formula="of:=[sim_results_bubble_1ns.B71]" office:value-type="float" office:value="0" calcext:value-type="float">
            <text:p>0</text:p>
          </table:table-cell>
          <table:table-cell table:formula="of:=[sim_results_bubble_1ns.C71]" office:value-type="float" office:value="38.585" calcext:value-type="float">
            <text:p>38.585</text:p>
          </table:table-cell>
        </table:table-row>
        <table:table-row table:style-name="ro1">
          <table:table-cell table:formula="of:=[sim_results_bubble_1ns.A72]" office:value-type="float" office:value="0.005" calcext:value-type="float">
            <text:p>0.005</text:p>
          </table:table-cell>
          <table:table-cell table:formula="of:=[sim_results_bubble_1ns.B72]" office:value-type="float" office:value="5" calcext:value-type="float">
            <text:p>5</text:p>
          </table:table-cell>
          <table:table-cell table:formula="of:=[sim_results_bubble_1ns.C72]" office:value-type="float" office:value="38.743" calcext:value-type="float">
            <text:p>38.743</text:p>
          </table:table-cell>
        </table:table-row>
        <table:table-row table:style-name="ro1">
          <table:table-cell table:formula="of:=[sim_results_bubble_1ns.A73]" office:value-type="float" office:value="0.005" calcext:value-type="float">
            <text:p>0.005</text:p>
          </table:table-cell>
          <table:table-cell table:formula="of:=[sim_results_bubble_1ns.B73]" office:value-type="float" office:value="10" calcext:value-type="float">
            <text:p>10</text:p>
          </table:table-cell>
          <table:table-cell table:formula="of:=[sim_results_bubble_1ns.C73]" office:value-type="float" office:value="39.098" calcext:value-type="float">
            <text:p>39.098</text:p>
          </table:table-cell>
        </table:table-row>
        <table:table-row table:style-name="ro1">
          <table:table-cell table:formula="of:=[sim_results_bubble_1ns.A74]" office:value-type="float" office:value="0.005" calcext:value-type="float">
            <text:p>0.005</text:p>
          </table:table-cell>
          <table:table-cell table:formula="of:=[sim_results_bubble_1ns.B74]" office:value-type="float" office:value="20" calcext:value-type="float">
            <text:p>20</text:p>
          </table:table-cell>
          <table:table-cell table:formula="of:=[sim_results_bubble_1ns.C74]" office:value-type="float" office:value="39.32" calcext:value-type="float">
            <text:p>39.32</text:p>
          </table:table-cell>
        </table:table-row>
        <table:table-row table:style-name="ro1">
          <table:table-cell table:formula="of:=[sim_results_bubble_1ns.A75]" office:value-type="float" office:value="0.005" calcext:value-type="float">
            <text:p>0.005</text:p>
          </table:table-cell>
          <table:table-cell table:formula="of:=[sim_results_bubble_1ns.B75]" office:value-type="float" office:value="30" calcext:value-type="float">
            <text:p>30</text:p>
          </table:table-cell>
          <table:table-cell table:formula="of:=[sim_results_bubble_1ns.C75]" office:value-type="float" office:value="39.793" calcext:value-type="float">
            <text:p>39.793</text:p>
          </table:table-cell>
        </table:table-row>
        <table:table-row table:style-name="ro1">
          <table:table-cell table:formula="of:=[sim_results_bubble_1ns.A76]" office:value-type="float" office:value="0.005" calcext:value-type="float">
            <text:p>0.005</text:p>
          </table:table-cell>
          <table:table-cell table:formula="of:=[sim_results_bubble_1ns.B76]" office:value-type="float" office:value="40" calcext:value-type="float">
            <text:p>40</text:p>
          </table:table-cell>
          <table:table-cell table:formula="of:=[sim_results_bubble_1ns.C76]" office:value-type="float" office:value="41.382" calcext:value-type="float">
            <text:p>41.382</text:p>
          </table:table-cell>
        </table:table-row>
        <table:table-row table:style-name="ro1">
          <table:table-cell table:formula="of:=[sim_results_bubble_1ns.A77]" office:value-type="float" office:value="0.005" calcext:value-type="float">
            <text:p>0.005</text:p>
          </table:table-cell>
          <table:table-cell table:formula="of:=[sim_results_bubble_1ns.B77]" office:value-type="float" office:value="50" calcext:value-type="float">
            <text:p>50</text:p>
          </table:table-cell>
          <table:table-cell table:formula="of:=[sim_results_bubble_1ns.C77]" office:value-type="float" office:value="42.152" calcext:value-type="float">
            <text:p>42.152</text:p>
          </table:table-cell>
        </table:table-row>
        <table:table-row table:style-name="ro1">
          <table:table-cell table:formula="of:=[sim_results_bubble_1ns.A78]" office:value-type="float" office:value="0.005" calcext:value-type="float">
            <text:p>0.005</text:p>
          </table:table-cell>
          <table:table-cell table:formula="of:=[sim_results_bubble_1ns.B78]" office:value-type="float" office:value="60" calcext:value-type="float">
            <text:p>60</text:p>
          </table:table-cell>
          <table:table-cell table:formula="of:=[sim_results_bubble_1ns.C78]" office:value-type="float" office:value="45.433" calcext:value-type="float">
            <text:p>45.433</text:p>
          </table:table-cell>
        </table:table-row>
        <table:table-row table:style-name="ro1">
          <table:table-cell table:formula="of:=[sim_results_bubble_1ns.A79]" office:value-type="float" office:value="0.005" calcext:value-type="float">
            <text:p>0.005</text:p>
          </table:table-cell>
          <table:table-cell table:formula="of:=[sim_results_bubble_1ns.B79]" office:value-type="float" office:value="70" calcext:value-type="float">
            <text:p>70</text:p>
          </table:table-cell>
          <table:table-cell table:formula="of:=[sim_results_bubble_1ns.C79]" office:value-type="float" office:value="46.942" calcext:value-type="float">
            <text:p>46.942</text:p>
          </table:table-cell>
        </table:table-row>
        <table:table-row table:style-name="ro1">
          <table:table-cell table:formula="of:=[sim_results_bubble_1ns.A80]" office:value-type="float" office:value="0.005" calcext:value-type="float">
            <text:p>0.005</text:p>
          </table:table-cell>
          <table:table-cell table:formula="of:=[sim_results_bubble_1ns.B80]" office:value-type="float" office:value="80" calcext:value-type="float">
            <text:p>80</text:p>
          </table:table-cell>
          <table:table-cell table:formula="of:=[sim_results_bubble_1ns.C80]" office:value-type="float" office:value="46.598" calcext:value-type="float">
            <text:p>46.598</text:p>
          </table:table-cell>
        </table:table-row>
        <table:table-row table:style-name="ro1">
          <table:table-cell table:formula="of:=[sim_results_bubble_1ns.A81]" office:value-type="float" office:value="0.00666666666666667" calcext:value-type="float">
            <text:p>0.0066666667</text:p>
          </table:table-cell>
          <table:table-cell table:formula="of:=[sim_results_bubble_1ns.B81]" office:value-type="float" office:value="0" calcext:value-type="float">
            <text:p>0</text:p>
          </table:table-cell>
          <table:table-cell table:formula="of:=[sim_results_bubble_1ns.C81]" office:value-type="float" office:value="41.45" calcext:value-type="float">
            <text:p>41.45</text:p>
          </table:table-cell>
        </table:table-row>
        <table:table-row table:style-name="ro1">
          <table:table-cell table:formula="of:=[sim_results_bubble_1ns.A82]" office:value-type="float" office:value="0.00666666666666667" calcext:value-type="float">
            <text:p>0.0066666667</text:p>
          </table:table-cell>
          <table:table-cell table:formula="of:=[sim_results_bubble_1ns.B82]" office:value-type="float" office:value="5" calcext:value-type="float">
            <text:p>5</text:p>
          </table:table-cell>
          <table:table-cell table:formula="of:=[sim_results_bubble_1ns.C82]" office:value-type="float" office:value="41.608" calcext:value-type="float">
            <text:p>41.608</text:p>
          </table:table-cell>
        </table:table-row>
        <table:table-row table:style-name="ro1">
          <table:table-cell table:formula="of:=[sim_results_bubble_1ns.A83]" office:value-type="float" office:value="0.00666666666666667" calcext:value-type="float">
            <text:p>0.0066666667</text:p>
          </table:table-cell>
          <table:table-cell table:formula="of:=[sim_results_bubble_1ns.B83]" office:value-type="float" office:value="10" calcext:value-type="float">
            <text:p>10</text:p>
          </table:table-cell>
          <table:table-cell table:formula="of:=[sim_results_bubble_1ns.C83]" office:value-type="float" office:value="41.732" calcext:value-type="float">
            <text:p>41.732</text:p>
          </table:table-cell>
        </table:table-row>
        <table:table-row table:style-name="ro1">
          <table:table-cell table:formula="of:=[sim_results_bubble_1ns.A84]" office:value-type="float" office:value="0.00666666666666667" calcext:value-type="float">
            <text:p>0.0066666667</text:p>
          </table:table-cell>
          <table:table-cell table:formula="of:=[sim_results_bubble_1ns.B84]" office:value-type="float" office:value="20" calcext:value-type="float">
            <text:p>20</text:p>
          </table:table-cell>
          <table:table-cell table:formula="of:=[sim_results_bubble_1ns.C84]" office:value-type="float" office:value="41.638" calcext:value-type="float">
            <text:p>41.638</text:p>
          </table:table-cell>
        </table:table-row>
        <table:table-row table:style-name="ro1">
          <table:table-cell table:formula="of:=[sim_results_bubble_1ns.A85]" office:value-type="float" office:value="0.00666666666666667" calcext:value-type="float">
            <text:p>0.0066666667</text:p>
          </table:table-cell>
          <table:table-cell table:formula="of:=[sim_results_bubble_1ns.B85]" office:value-type="float" office:value="30" calcext:value-type="float">
            <text:p>30</text:p>
          </table:table-cell>
          <table:table-cell table:formula="of:=[sim_results_bubble_1ns.C85]" office:value-type="float" office:value="42.142" calcext:value-type="float">
            <text:p>42.142</text:p>
          </table:table-cell>
        </table:table-row>
        <table:table-row table:style-name="ro1">
          <table:table-cell table:formula="of:=[sim_results_bubble_1ns.A86]" office:value-type="float" office:value="0.00666666666666667" calcext:value-type="float">
            <text:p>0.0066666667</text:p>
          </table:table-cell>
          <table:table-cell table:formula="of:=[sim_results_bubble_1ns.B86]" office:value-type="float" office:value="40" calcext:value-type="float">
            <text:p>40</text:p>
          </table:table-cell>
          <table:table-cell table:formula="of:=[sim_results_bubble_1ns.C86]" office:value-type="float" office:value="42.891" calcext:value-type="float">
            <text:p>42.891</text:p>
          </table:table-cell>
        </table:table-row>
        <table:table-row table:style-name="ro1">
          <table:table-cell table:formula="of:=[sim_results_bubble_1ns.A87]" office:value-type="float" office:value="0.00666666666666667" calcext:value-type="float">
            <text:p>0.0066666667</text:p>
          </table:table-cell>
          <table:table-cell table:formula="of:=[sim_results_bubble_1ns.B87]" office:value-type="float" office:value="50" calcext:value-type="float">
            <text:p>50</text:p>
          </table:table-cell>
          <table:table-cell table:formula="of:=[sim_results_bubble_1ns.C87]" office:value-type="float" office:value="46.043" calcext:value-type="float">
            <text:p>46.043</text:p>
          </table:table-cell>
        </table:table-row>
        <table:table-row table:style-name="ro1">
          <table:table-cell table:formula="of:=[sim_results_bubble_1ns.A88]" office:value-type="float" office:value="0.00666666666666667" calcext:value-type="float">
            <text:p>0.0066666667</text:p>
          </table:table-cell>
          <table:table-cell table:formula="of:=[sim_results_bubble_1ns.B88]" office:value-type="float" office:value="60" calcext:value-type="float">
            <text:p>60</text:p>
          </table:table-cell>
          <table:table-cell table:formula="of:=[sim_results_bubble_1ns.C88]" office:value-type="float" office:value="47.63" calcext:value-type="float">
            <text:p>47.63</text:p>
          </table:table-cell>
        </table:table-row>
        <table:table-row table:style-name="ro1">
          <table:table-cell table:formula="of:=[sim_results_bubble_1ns.A89]" office:value-type="float" office:value="0.00666666666666667" calcext:value-type="float">
            <text:p>0.0066666667</text:p>
          </table:table-cell>
          <table:table-cell table:formula="of:=[sim_results_bubble_1ns.B89]" office:value-type="float" office:value="70" calcext:value-type="float">
            <text:p>70</text:p>
          </table:table-cell>
          <table:table-cell table:formula="of:=[sim_results_bubble_1ns.C89]" office:value-type="float" office:value="51.845" calcext:value-type="float">
            <text:p>51.845</text:p>
          </table:table-cell>
        </table:table-row>
        <table:table-row table:style-name="ro1">
          <table:table-cell table:formula="of:=[sim_results_bubble_1ns.A90]" office:value-type="float" office:value="0.00666666666666667" calcext:value-type="float">
            <text:p>0.0066666667</text:p>
          </table:table-cell>
          <table:table-cell table:formula="of:=[sim_results_bubble_1ns.B90]" office:value-type="float" office:value="80" calcext:value-type="float">
            <text:p>80</text:p>
          </table:table-cell>
          <table:table-cell table:formula="of:=[sim_results_bubble_1ns.C90]" office:value-type="float" office:value="47.047" calcext:value-type="float">
            <text:p>47.047</text:p>
          </table:table-cell>
        </table:table-row>
        <table:table-row table:style-name="ro1">
          <table:table-cell table:formula="of:=[sim_results_bubble_1ns.A91]" office:value-type="float" office:value="0.01" calcext:value-type="float">
            <text:p>0.01</text:p>
          </table:table-cell>
          <table:table-cell table:formula="of:=[sim_results_bubble_1ns.B91]" office:value-type="float" office:value="0" calcext:value-type="float">
            <text:p>0</text:p>
          </table:table-cell>
          <table:table-cell table:formula="of:=[sim_results_bubble_1ns.C91]" office:value-type="float" office:value="45.111" calcext:value-type="float">
            <text:p>45.111</text:p>
          </table:table-cell>
        </table:table-row>
        <table:table-row table:style-name="ro1">
          <table:table-cell table:formula="of:=[sim_results_bubble_1ns.A92]" office:value-type="float" office:value="0.01" calcext:value-type="float">
            <text:p>0.01</text:p>
          </table:table-cell>
          <table:table-cell table:formula="of:=[sim_results_bubble_1ns.B92]" office:value-type="float" office:value="5" calcext:value-type="float">
            <text:p>5</text:p>
          </table:table-cell>
          <table:table-cell table:formula="of:=[sim_results_bubble_1ns.C92]" office:value-type="float" office:value="45.775" calcext:value-type="float">
            <text:p>45.775</text:p>
          </table:table-cell>
        </table:table-row>
        <table:table-row table:style-name="ro1">
          <table:table-cell table:formula="of:=[sim_results_bubble_1ns.A93]" office:value-type="float" office:value="0.01" calcext:value-type="float">
            <text:p>0.01</text:p>
          </table:table-cell>
          <table:table-cell table:formula="of:=[sim_results_bubble_1ns.B93]" office:value-type="float" office:value="10" calcext:value-type="float">
            <text:p>10</text:p>
          </table:table-cell>
          <table:table-cell table:formula="of:=[sim_results_bubble_1ns.C93]" office:value-type="float" office:value="46.209" calcext:value-type="float">
            <text:p>46.209</text:p>
          </table:table-cell>
        </table:table-row>
        <table:table-row table:style-name="ro1">
          <table:table-cell table:formula="of:=[sim_results_bubble_1ns.A94]" office:value-type="float" office:value="0.01" calcext:value-type="float">
            <text:p>0.01</text:p>
          </table:table-cell>
          <table:table-cell table:formula="of:=[sim_results_bubble_1ns.B94]" office:value-type="float" office:value="20" calcext:value-type="float">
            <text:p>20</text:p>
          </table:table-cell>
          <table:table-cell table:formula="of:=[sim_results_bubble_1ns.C94]" office:value-type="float" office:value="45.515" calcext:value-type="float">
            <text:p>45.515</text:p>
          </table:table-cell>
        </table:table-row>
        <table:table-row table:style-name="ro1">
          <table:table-cell table:formula="of:=[sim_results_bubble_1ns.A95]" office:value-type="float" office:value="0.01" calcext:value-type="float">
            <text:p>0.01</text:p>
          </table:table-cell>
          <table:table-cell table:formula="of:=[sim_results_bubble_1ns.B95]" office:value-type="float" office:value="30" calcext:value-type="float">
            <text:p>30</text:p>
          </table:table-cell>
          <table:table-cell table:formula="of:=[sim_results_bubble_1ns.C95]" office:value-type="float" office:value="49.703" calcext:value-type="float">
            <text:p>49.703</text:p>
          </table:table-cell>
        </table:table-row>
        <table:table-row table:style-name="ro1">
          <table:table-cell table:formula="of:=[sim_results_bubble_1ns.A96]" office:value-type="float" office:value="0.01" calcext:value-type="float">
            <text:p>0.01</text:p>
          </table:table-cell>
          <table:table-cell table:formula="of:=[sim_results_bubble_1ns.B96]" office:value-type="float" office:value="40" calcext:value-type="float">
            <text:p>40</text:p>
          </table:table-cell>
          <table:table-cell table:formula="of:=[sim_results_bubble_1ns.C96]" office:value-type="float" office:value="50.659" calcext:value-type="float">
            <text:p>50.659</text:p>
          </table:table-cell>
        </table:table-row>
        <table:table-row table:style-name="ro1">
          <table:table-cell table:formula="of:=[sim_results_bubble_1ns.A97]" office:value-type="float" office:value="0.01" calcext:value-type="float">
            <text:p>0.01</text:p>
          </table:table-cell>
          <table:table-cell table:formula="of:=[sim_results_bubble_1ns.B97]" office:value-type="float" office:value="50" calcext:value-type="float">
            <text:p>50</text:p>
          </table:table-cell>
          <table:table-cell table:formula="of:=[sim_results_bubble_1ns.C97]" office:value-type="float" office:value="53.876" calcext:value-type="float">
            <text:p>53.876</text:p>
          </table:table-cell>
        </table:table-row>
        <table:table-row table:style-name="ro1">
          <table:table-cell table:formula="of:=[sim_results_bubble_1ns.A98]" office:value-type="float" office:value="0.01" calcext:value-type="float">
            <text:p>0.01</text:p>
          </table:table-cell>
          <table:table-cell table:formula="of:=[sim_results_bubble_1ns.B98]" office:value-type="float" office:value="60" calcext:value-type="float">
            <text:p>60</text:p>
          </table:table-cell>
          <table:table-cell table:formula="of:=[sim_results_bubble_1ns.C98]" office:value-type="float" office:value="56.27" calcext:value-type="float">
            <text:p>56.27</text:p>
          </table:table-cell>
        </table:table-row>
        <table:table-row table:style-name="ro1">
          <table:table-cell table:formula="of:=[sim_results_bubble_1ns.A99]" office:value-type="float" office:value="0.01" calcext:value-type="float">
            <text:p>0.01</text:p>
          </table:table-cell>
          <table:table-cell table:formula="of:=[sim_results_bubble_1ns.B99]" office:value-type="float" office:value="70" calcext:value-type="float">
            <text:p>70</text:p>
          </table:table-cell>
          <table:table-cell table:formula="of:=[sim_results_bubble_1ns.C99]" office:value-type="float" office:value="60.844" calcext:value-type="float">
            <text:p>60.844</text:p>
          </table:table-cell>
        </table:table-row>
        <table:table-row table:style-name="ro1">
          <table:table-cell table:formula="of:=[sim_results_bubble_1ns.A100]" office:value-type="float" office:value="0.01" calcext:value-type="float">
            <text:p>0.01</text:p>
          </table:table-cell>
          <table:table-cell table:formula="of:=[sim_results_bubble_1ns.B100]" office:value-type="float" office:value="80" calcext:value-type="float">
            <text:p>80</text:p>
          </table:table-cell>
          <table:table-cell table:formula="of:=[sim_results_bubble_1ns.C100]" office:value-type="float" office:value="58.86" calcext:value-type="float">
            <text:p>58.86</text:p>
          </table:table-cell>
        </table:table-row>
        <table:table-row table:style-name="ro1">
          <table:table-cell table:formula="of:=[sim_results_bubble_1ns.A101]" office:value-type="float" office:value="0.02" calcext:value-type="float">
            <text:p>0.02</text:p>
          </table:table-cell>
          <table:table-cell table:formula="of:=[sim_results_bubble_1ns.B101]" office:value-type="float" office:value="0" calcext:value-type="float">
            <text:p>0</text:p>
          </table:table-cell>
          <table:table-cell table:formula="of:=[sim_results_bubble_1ns.C101]" office:value-type="float" office:value="71.011" calcext:value-type="float">
            <text:p>71.011</text:p>
          </table:table-cell>
        </table:table-row>
        <table:table-row table:style-name="ro1">
          <table:table-cell table:formula="of:=[sim_results_bubble_1ns.A102]" office:value-type="float" office:value="0.02" calcext:value-type="float">
            <text:p>0.02</text:p>
          </table:table-cell>
          <table:table-cell table:formula="of:=[sim_results_bubble_1ns.B102]" office:value-type="float" office:value="5" calcext:value-type="float">
            <text:p>5</text:p>
          </table:table-cell>
          <table:table-cell table:formula="of:=[sim_results_bubble_1ns.C102]" office:value-type="float" office:value="78.617" calcext:value-type="float">
            <text:p>78.617</text:p>
          </table:table-cell>
        </table:table-row>
        <table:table-row table:style-name="ro1">
          <table:table-cell table:formula="of:=[sim_results_bubble_1ns.A103]" office:value-type="float" office:value="0.02" calcext:value-type="float">
            <text:p>0.02</text:p>
          </table:table-cell>
          <table:table-cell table:formula="of:=[sim_results_bubble_1ns.B103]" office:value-type="float" office:value="10" calcext:value-type="float">
            <text:p>10</text:p>
          </table:table-cell>
          <table:table-cell table:formula="of:=[sim_results_bubble_1ns.C103]" office:value-type="float" office:value="78.18" calcext:value-type="float">
            <text:p>78.18</text:p>
          </table:table-cell>
        </table:table-row>
        <table:table-row table:style-name="ro1">
          <table:table-cell table:formula="of:=[sim_results_bubble_1ns.A104]" office:value-type="float" office:value="0.02" calcext:value-type="float">
            <text:p>0.02</text:p>
          </table:table-cell>
          <table:table-cell table:formula="of:=[sim_results_bubble_1ns.B104]" office:value-type="float" office:value="20" calcext:value-type="float">
            <text:p>20</text:p>
          </table:table-cell>
          <table:table-cell table:formula="of:=[sim_results_bubble_1ns.C104]" office:value-type="float" office:value="75.861" calcext:value-type="float">
            <text:p>75.861</text:p>
          </table:table-cell>
        </table:table-row>
        <table:table-row table:style-name="ro1">
          <table:table-cell table:formula="of:=[sim_results_bubble_1ns.A105]" office:value-type="float" office:value="0.02" calcext:value-type="float">
            <text:p>0.02</text:p>
          </table:table-cell>
          <table:table-cell table:formula="of:=[sim_results_bubble_1ns.B105]" office:value-type="float" office:value="30" calcext:value-type="float">
            <text:p>30</text:p>
          </table:table-cell>
          <table:table-cell table:formula="of:=[sim_results_bubble_1ns.C105]" office:value-type="float" office:value="88.215" calcext:value-type="float">
            <text:p>88.215</text:p>
          </table:table-cell>
        </table:table-row>
        <table:table-row table:style-name="ro1">
          <table:table-cell table:formula="of:=[sim_results_bubble_1ns.A106]" office:value-type="float" office:value="0.02" calcext:value-type="float">
            <text:p>0.02</text:p>
          </table:table-cell>
          <table:table-cell table:formula="of:=[sim_results_bubble_1ns.B106]" office:value-type="float" office:value="40" calcext:value-type="float">
            <text:p>40</text:p>
          </table:table-cell>
          <table:table-cell table:formula="of:=[sim_results_bubble_1ns.C106]" office:value-type="float" office:value="106.222" calcext:value-type="float">
            <text:p>106.222</text:p>
          </table:table-cell>
        </table:table-row>
        <table:table-row table:style-name="ro1">
          <table:table-cell table:formula="of:=[sim_results_bubble_1ns.A107]" office:value-type="float" office:value="0.02" calcext:value-type="float">
            <text:p>0.02</text:p>
          </table:table-cell>
          <table:table-cell table:formula="of:=[sim_results_bubble_1ns.B107]" office:value-type="float" office:value="50" calcext:value-type="float">
            <text:p>50</text:p>
          </table:table-cell>
          <table:table-cell table:formula="of:=[sim_results_bubble_1ns.C107]" office:value-type="float" office:value="122.744" calcext:value-type="float">
            <text:p>122.744</text:p>
          </table:table-cell>
        </table:table-row>
        <table:table-row table:style-name="ro1">
          <table:table-cell table:formula="of:=[sim_results_bubble_1ns.A108]" office:value-type="float" office:value="0.02" calcext:value-type="float">
            <text:p>0.02</text:p>
          </table:table-cell>
          <table:table-cell table:formula="of:=[sim_results_bubble_1ns.B108]" office:value-type="float" office:value="60" calcext:value-type="float">
            <text:p>60</text:p>
          </table:table-cell>
          <table:table-cell table:formula="of:=[sim_results_bubble_1ns.C108]" office:value-type="float" office:value="139.763" calcext:value-type="float">
            <text:p>139.763</text:p>
          </table:table-cell>
        </table:table-row>
        <table:table-row table:style-name="ro1">
          <table:table-cell table:formula="of:=[sim_results_bubble_1ns.A109]" office:value-type="float" office:value="0.02" calcext:value-type="float">
            <text:p>0.02</text:p>
          </table:table-cell>
          <table:table-cell table:formula="of:=[sim_results_bubble_1ns.B109]" office:value-type="float" office:value="70" calcext:value-type="float">
            <text:p>70</text:p>
          </table:table-cell>
          <table:table-cell table:formula="of:=[sim_results_bubble_1ns.C109]" office:value-type="float" office:value="217.197" calcext:value-type="float">
            <text:p>217.197</text:p>
          </table:table-cell>
        </table:table-row>
        <table:table-row table:style-name="ro1">
          <table:table-cell table:formula="of:=[sim_results_bubble_1ns.A110]" office:value-type="float" office:value="0.02" calcext:value-type="float">
            <text:p>0.02</text:p>
          </table:table-cell>
          <table:table-cell table:formula="of:=[sim_results_bubble_1ns.B110]" office:value-type="float" office:value="80" calcext:value-type="float">
            <text:p>80</text:p>
          </table:table-cell>
          <table:table-cell table:formula="of:=[sim_results_bubble_1ns.C110]" office:value-type="float" office:value="203.182" calcext:value-type="float">
            <text:p>203.182</text:p>
          </table:table-cell>
        </table:table-row>
        <table:table-row table:style-name="ro1">
          <table:table-cell table:formula="of:=[sim_results_bubble_1ns.A111]" office:value-type="float" office:value="0.0333333333333333" calcext:value-type="float">
            <text:p>0.0333333333</text:p>
          </table:table-cell>
          <table:table-cell table:formula="of:=[sim_results_bubble_1ns.B111]" office:value-type="float" office:value="0" calcext:value-type="float">
            <text:p>0</text:p>
          </table:table-cell>
          <table:table-cell table:formula="of:=[sim_results_bubble_1ns.C111]" office:value-type="float" office:value="263.677" calcext:value-type="float">
            <text:p>263.677</text:p>
          </table:table-cell>
        </table:table-row>
        <table:table-row table:style-name="ro1">
          <table:table-cell table:formula="of:=[sim_results_bubble_1ns.A112]" office:value-type="float" office:value="0.0333333333333333" calcext:value-type="float">
            <text:p>0.0333333333</text:p>
          </table:table-cell>
          <table:table-cell table:formula="of:=[sim_results_bubble_1ns.B112]" office:value-type="float" office:value="5" calcext:value-type="float">
            <text:p>5</text:p>
          </table:table-cell>
          <table:table-cell table:formula="of:=[sim_results_bubble_1ns.C112]" office:value-type="float" office:value="257.857" calcext:value-type="float">
            <text:p>257.857</text:p>
          </table:table-cell>
        </table:table-row>
        <table:table-row table:style-name="ro1">
          <table:table-cell table:formula="of:=[sim_results_bubble_1ns.A113]" office:value-type="float" office:value="0.0333333333333333" calcext:value-type="float">
            <text:p>0.0333333333</text:p>
          </table:table-cell>
          <table:table-cell table:formula="of:=[sim_results_bubble_1ns.B113]" office:value-type="float" office:value="10" calcext:value-type="float">
            <text:p>10</text:p>
          </table:table-cell>
          <table:table-cell table:formula="of:=[sim_results_bubble_1ns.C113]" office:value-type="float" office:value="246.56" calcext:value-type="float">
            <text:p>246.56</text:p>
          </table:table-cell>
        </table:table-row>
        <table:table-row table:style-name="ro1">
          <table:table-cell table:formula="of:=[sim_results_bubble_1ns.A114]" office:value-type="float" office:value="0.0333333333333333" calcext:value-type="float">
            <text:p>0.0333333333</text:p>
          </table:table-cell>
          <table:table-cell table:formula="of:=[sim_results_bubble_1ns.B114]" office:value-type="float" office:value="20" calcext:value-type="float">
            <text:p>20</text:p>
          </table:table-cell>
          <table:table-cell table:formula="of:=[sim_results_bubble_1ns.C114]" office:value-type="float" office:value="272.248" calcext:value-type="float">
            <text:p>272.248</text:p>
          </table:table-cell>
        </table:table-row>
        <table:table-row table:style-name="ro1">
          <table:table-cell table:formula="of:=[sim_results_bubble_1ns.A115]" office:value-type="float" office:value="0.0333333333333333" calcext:value-type="float">
            <text:p>0.0333333333</text:p>
          </table:table-cell>
          <table:table-cell table:formula="of:=[sim_results_bubble_1ns.B115]" office:value-type="float" office:value="30" calcext:value-type="float">
            <text:p>30</text:p>
          </table:table-cell>
          <table:table-cell table:formula="of:=[sim_results_bubble_1ns.C115]" office:value-type="float" office:value="268.238" calcext:value-type="float">
            <text:p>268.238</text:p>
          </table:table-cell>
        </table:table-row>
        <table:table-row table:style-name="ro1">
          <table:table-cell table:formula="of:=[sim_results_bubble_1ns.A116]" office:value-type="float" office:value="0.0333333333333333" calcext:value-type="float">
            <text:p>0.0333333333</text:p>
          </table:table-cell>
          <table:table-cell table:formula="of:=[sim_results_bubble_1ns.B116]" office:value-type="float" office:value="40" calcext:value-type="float">
            <text:p>40</text:p>
          </table:table-cell>
          <table:table-cell table:formula="of:=[sim_results_bubble_1ns.C116]" office:value-type="float" office:value="364.456" calcext:value-type="float">
            <text:p>364.456</text:p>
          </table:table-cell>
        </table:table-row>
        <table:table-row table:style-name="ro1">
          <table:table-cell table:formula="of:=[sim_results_bubble_1ns.A117]" office:value-type="float" office:value="0.0333333333333333" calcext:value-type="float">
            <text:p>0.0333333333</text:p>
          </table:table-cell>
          <table:table-cell table:formula="of:=[sim_results_bubble_1ns.B117]" office:value-type="float" office:value="50" calcext:value-type="float">
            <text:p>50</text:p>
          </table:table-cell>
          <table:table-cell table:formula="of:=[sim_results_bubble_1ns.C117]" office:value-type="float" office:value="495.659" calcext:value-type="float">
            <text:p>495.659</text:p>
          </table:table-cell>
        </table:table-row>
        <table:table-row table:style-name="ro1">
          <table:table-cell table:formula="of:=[sim_results_bubble_1ns.A118]" office:value-type="float" office:value="0.0333333333333333" calcext:value-type="float">
            <text:p>0.0333333333</text:p>
          </table:table-cell>
          <table:table-cell table:formula="of:=[sim_results_bubble_1ns.B118]" office:value-type="float" office:value="60" calcext:value-type="float">
            <text:p>60</text:p>
          </table:table-cell>
          <table:table-cell table:formula="of:=[sim_results_bubble_1ns.C118]" office:value-type="float" office:value="641.755" calcext:value-type="float">
            <text:p>641.755</text:p>
          </table:table-cell>
        </table:table-row>
        <table:table-row table:style-name="ro1">
          <table:table-cell table:formula="of:=[sim_results_bubble_1ns.A119]" office:value-type="float" office:value="0.0333333333333333" calcext:value-type="float">
            <text:p>0.0333333333</text:p>
          </table:table-cell>
          <table:table-cell table:formula="of:=[sim_results_bubble_1ns.B119]" office:value-type="float" office:value="70" calcext:value-type="float">
            <text:p>70</text:p>
          </table:table-cell>
          <table:table-cell table:formula="of:=[sim_results_bubble_1ns.C119]" office:value-type="float" office:value="766.053" calcext:value-type="float">
            <text:p>766.053</text:p>
          </table:table-cell>
        </table:table-row>
        <table:table-row table:style-name="ro1">
          <table:table-cell table:formula="of:=[sim_results_bubble_1ns.A120]" office:value-type="float" office:value="0.0333333333333333" calcext:value-type="float">
            <text:p>0.0333333333</text:p>
          </table:table-cell>
          <table:table-cell table:formula="of:=[sim_results_bubble_1ns.B120]" office:value-type="float" office:value="80" calcext:value-type="float">
            <text:p>80</text:p>
          </table:table-cell>
          <table:table-cell table:formula="of:=[sim_results_bubble_1ns.C120]" office:value-type="float" office:value="737.566" calcext:value-type="float">
            <text:p>737.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7:56:06.774683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8T17:57:16.618679105</dc:date>
    <meta:editing-duration>PT4M27S</meta:editing-duration>
    <meta:editing-cycles>4</meta:editing-cycles>
    <meta:document-statistic meta:table-count="2" meta:cell-count="960" meta:object-count="0"/>
  </office:meta>
</office:document-meta>
</file>